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Golos" svg:font-family="Golos, sans-serif, Arial, 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Heading_20_1">
      <style:text-properties style:font-name="Ubuntu" officeooo:rsid="00213d55" officeooo:paragraph-rsid="00213d55" fo:background-color="transparent"/>
    </style:style>
    <style:style style:name="P2" style:family="paragraph" style:parent-style-name="Standard">
      <style:text-properties style:font-name="Ubuntu" fo:font-size="18pt" fo:font-weight="bold" officeooo:rsid="001fbeb8" officeooo:paragraph-rsid="001fbeb8" style:font-size-asian="18pt" style:font-weight-asian="bold" style:font-size-complex="18pt" style:font-weight-complex="bold"/>
    </style:style>
    <style:style style:name="P3" style:family="paragraph" style:parent-style-name="Text_20_body">
      <style:text-properties style:font-name="Ubuntu" fo:font-size="18pt" fo:font-weight="bold" officeooo:rsid="0020c7f6" officeooo:paragraph-rsid="0020c7f6" style:font-size-asian="18pt" style:font-weight-asian="bold" style:font-size-complex="18pt" style:font-weight-complex="bold"/>
    </style:style>
    <style:style style:name="P4" style:family="paragraph" style:parent-style-name="Preformatted_20_Text">
      <style:paragraph-properties fo:margin-top="0in" fo:margin-bottom="0in" style:contextual-spacing="false" fo:line-height="145%" fo:padding="0in" fo:border="none"/>
      <style:text-properties style:font-name="Ubuntu" fo:font-size="12pt" fo:background-color="#000000" style:font-size-asian="12pt" style:font-size-complex="12pt"/>
    </style:style>
    <style:style style:name="P5" style:family="paragraph" style:parent-style-name="Preformatted_20_Text">
      <style:paragraph-properties fo:margin-top="0in" fo:margin-bottom="0in" style:contextual-spacing="false" fo:line-height="145%" fo:padding="0in" fo:border="none"/>
      <style:text-properties style:font-name="Ubuntu" fo:font-size="12pt" style:font-size-asian="12pt" style:font-size-complex="12pt"/>
    </style:style>
    <style:style style:name="P6" style:family="paragraph" style:parent-style-name="Text_20_body">
      <style:paragraph-properties fo:margin-top="0in" fo:margin-bottom="0.1665in" style:contextual-spacing="false"/>
      <style:text-properties style:font-name="Ubuntu" fo:font-size="12pt" style:font-size-asian="12pt" style:font-size-complex="12pt"/>
    </style:style>
    <style:style style:name="P7" style:family="paragraph" style:parent-style-name="Standard">
      <style:text-properties style:font-name="Ubuntu" fo:font-size="12pt" fo:font-weight="normal" officeooo:rsid="001fbeb8" officeooo:paragraph-rsid="001fbeb8" style:font-size-asian="10.5pt" style:font-weight-asian="normal" style:font-size-complex="12pt" style:font-weight-complex="normal"/>
    </style:style>
    <style:style style:name="P8" style:family="paragraph" style:parent-style-name="Text_20_body">
      <style:text-properties style:font-name="Ubuntu" fo:font-size="12pt" fo:font-weight="normal" officeooo:rsid="001fbeb8" officeooo:paragraph-rsid="001fbeb8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text-properties style:font-name="Ubuntu" fo:font-size="12pt" fo:font-weight="bold" officeooo:rsid="001fbeb8" officeooo:paragraph-rsid="001fbeb8" fo:background-color="transparent" style:font-size-asian="12pt" style:font-weight-asian="bold" style:font-size-complex="12pt" style:font-weight-complex="bold"/>
    </style:style>
    <style:style style:name="P10" style:family="paragraph" style:parent-style-name="Text_20_body">
      <style:text-properties style:font-name="Ubuntu" fo:font-size="12pt" fo:font-weight="bold" officeooo:rsid="0024cf64" officeooo:paragraph-rsid="0024cf64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Ubuntu" fo:font-size="22pt" fo:font-weight="bold" officeooo:rsid="001fbeb8" officeooo:paragraph-rsid="001fbeb8" style:font-size-asian="22pt" style:font-weight-asian="bold" style:font-size-complex="22pt" style:font-weight-complex="bold"/>
    </style:style>
    <style:style style:name="P12" style:family="paragraph" style:parent-style-name="Standard">
      <style:text-properties style:font-name="Ubuntu" fo:font-size="16pt" fo:font-weight="bold" officeooo:rsid="001fbeb8" officeooo:paragraph-rsid="001fbeb8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Ubuntu" fo:font-size="16pt" fo:font-weight="bold" officeooo:rsid="002015bd" officeooo:paragraph-rsid="002015bd" style:font-size-asian="16pt" style:font-weight-asian="bold" style:font-size-complex="16pt" style:font-weight-complex="bold"/>
    </style:style>
    <style:style style:name="P14" style:family="paragraph" style:parent-style-name="Standard">
      <style:text-properties style:font-name="Ubuntu" fo:font-size="13pt" fo:font-weight="bold" officeooo:rsid="001fbeb8" officeooo:paragraph-rsid="001fbeb8" style:font-size-asian="13pt" style:font-weight-asian="bold" style:font-size-complex="13pt" style:font-weight-complex="bold"/>
    </style:style>
    <style:style style:name="P15" style:family="paragraph" style:parent-style-name="Text_20_body">
      <style:text-properties style:font-name="Ubuntu" fo:font-size="13pt" fo:font-weight="bold" officeooo:paragraph-rsid="0020c7f6" style:font-size-asian="13pt" style:font-weight-asian="bold" style:font-size-complex="13pt" style:font-weight-complex="bold"/>
    </style:style>
    <style:style style:name="P16" style:family="paragraph" style:parent-style-name="Text_20_body">
      <style:text-properties style:font-name="Ubuntu" fo:font-size="13pt" fo:font-weight="bold" officeooo:rsid="0020c7f6" officeooo:paragraph-rsid="0020c7f6" fo:background-color="#000000" style:font-size-asian="13pt" style:font-weight-asian="bold" style:font-size-complex="13pt" style:font-weight-complex="bold"/>
    </style:style>
    <style:style style:name="P17" style:family="paragraph" style:parent-style-name="Text_20_body">
      <style:text-properties style:font-name="Ubuntu" fo:font-size="13pt" fo:font-weight="bold" officeooo:rsid="0024cf64" officeooo:paragraph-rsid="0024cf64" fo:background-color="transparent" style:font-size-asian="11.3500003814697pt" style:font-weight-asian="bold" style:font-size-complex="13pt" style:font-weight-complex="bold"/>
    </style:style>
    <style:style style:name="P18" style:family="paragraph" style:parent-style-name="Text_20_body">
      <style:text-properties style:font-name="Ubuntu" fo:font-size="13pt" fo:font-weight="normal" officeooo:rsid="0020c7f6" officeooo:paragraph-rsid="0020c7f6" fo:background-color="transparent" style:font-size-asian="13pt" style:font-weight-asian="normal" style:font-size-complex="13pt" style:font-weight-complex="normal"/>
    </style:style>
    <style:style style:name="P19" style:family="paragraph" style:parent-style-name="Text_20_body">
      <style:text-properties style:font-name="Ubuntu" fo:font-size="13pt" fo:font-weight="normal" officeooo:rsid="0020c7f6" officeooo:paragraph-rsid="00213d55" fo:background-color="transparent" style:font-size-asian="13pt" style:font-weight-asian="normal" style:font-size-complex="13pt" style:font-weight-complex="normal"/>
    </style:style>
    <style:style style:name="P20" style:family="paragraph" style:parent-style-name="Text_20_body">
      <style:text-properties style:font-name="Ubuntu" fo:font-size="13pt" fo:font-weight="normal" officeooo:rsid="0022dd8b" officeooo:paragraph-rsid="0022dd8b" fo:background-color="transparent" style:font-size-asian="11.3500003814697pt" style:font-weight-asian="normal" style:font-size-complex="13pt" style:font-weight-complex="normal"/>
    </style:style>
    <style:style style:name="P21" style:family="paragraph" style:parent-style-name="Text_20_body">
      <style:text-properties style:font-name="Ubuntu" fo:font-size="13pt" fo:font-weight="normal" officeooo:rsid="0024cf64" officeooo:paragraph-rsid="0024cf64" fo:background-color="transparent" style:font-size-asian="11.3500003814697pt" style:font-weight-asian="normal" style:font-size-complex="13pt" style:font-weight-complex="normal"/>
    </style:style>
    <style:style style:name="P22" style:family="paragraph" style:parent-style-name="Text_20_body">
      <style:text-properties style:font-name="Ubuntu" fo:font-size="13pt" fo:font-weight="normal" officeooo:rsid="00274974" officeooo:paragraph-rsid="00274974" fo:background-color="transparent" style:font-size-asian="11.3500003814697pt" style:font-weight-asian="normal" style:font-size-complex="13pt" style:font-weight-complex="normal"/>
    </style:style>
    <style:style style:name="P23" style:family="paragraph" style:parent-style-name="Text_20_body">
      <style:text-properties style:font-name="Ubuntu" fo:font-size="13pt" fo:font-weight="normal" officeooo:rsid="0020c7f6" officeooo:paragraph-rsid="0020c7f6" fo:background-color="#000000" style:font-size-asian="13pt" style:font-weight-asian="normal" style:font-size-complex="13pt" style:font-weight-complex="normal"/>
    </style:style>
    <style:style style:name="P24" style:family="paragraph" style:parent-style-name="Text_20_body">
      <style:text-properties style:font-name="Ubuntu" fo:font-size="13pt" officeooo:rsid="0022dd8b" officeooo:paragraph-rsid="0022dd8b" fo:background-color="transparent" style:font-size-asian="11.3500003814697pt" style:font-size-complex="13pt"/>
    </style:style>
    <style:style style:name="P25" style:family="paragraph" style:parent-style-name="Text_20_body">
      <style:text-properties style:font-name="Ubuntu" fo:font-size="13pt" officeooo:rsid="0022dd8b" officeooo:paragraph-rsid="0022dd8b" fo:background-color="#000000" style:font-size-asian="11.3500003814697pt" style:font-size-complex="13pt"/>
    </style:style>
    <style:style style:name="P26" style:family="paragraph" style:parent-style-name="Standard">
      <style:text-properties style:font-name="Ubuntu" fo:font-size="25pt" fo:font-weight="bold" officeooo:rsid="001fbeb8" officeooo:paragraph-rsid="001fbeb8" style:font-size-asian="25pt" style:font-weight-asian="bold" style:font-size-complex="25pt" style:font-weight-complex="bold"/>
    </style:style>
    <style:style style:name="P27" style:family="paragraph" style:parent-style-name="Text_20_body">
      <style:text-properties style:font-name="Ubuntu" fo:font-size="14pt" fo:font-weight="bold" officeooo:paragraph-rsid="001fbeb8" style:font-size-asian="14pt" style:font-weight-asian="bold" style:font-size-complex="14pt" style:font-weight-complex="bold"/>
    </style:style>
    <style:style style:name="P28" style:family="paragraph" style:parent-style-name="Text_20_body">
      <style:text-properties style:font-name="Ubuntu" fo:background-color="#000000"/>
    </style:style>
    <style:style style:name="P29" style:family="paragraph" style:parent-style-name="Text_20_body">
      <style:text-properties style:font-name="Ubuntu" officeooo:rsid="00213d55" officeooo:paragraph-rsid="00213d55" fo:background-color="#000000"/>
    </style:style>
    <style:style style:name="P30" style:family="paragraph" style:parent-style-name="Heading_20_3">
      <style:text-properties fo:font-variant="normal" fo:text-transform="none" style:font-name="Ubuntu" fo:font-size="18pt" fo:font-style="normal" fo:font-weight="bold" officeooo:rsid="0020c7f6" officeooo:paragraph-rsid="0020c7f6" fo:background-color="transparent" style:font-size-asian="18pt" style:font-weight-asian="normal" style:font-size-complex="18pt" style:font-weight-complex="normal"/>
    </style:style>
    <style:style style:name="P31" style:family="paragraph" style:parent-style-name="Heading_20_3">
      <style:text-properties fo:font-variant="normal" fo:text-transform="none" style:use-window-font-color="true" loext:opacity="0%" style:font-name="Ubuntu" fo:font-size="18pt" fo:font-style="normal" style:text-underline-style="none" fo:font-weight="bold" officeooo:rsid="0020c7f6" officeooo:paragraph-rsid="00213d55" fo:background-color="transparent" style:font-size-asian="18pt" style:font-weight-asian="normal" style:font-size-complex="18pt" style:font-weight-complex="normal"/>
    </style:style>
    <style:style style:name="P32" style:family="paragraph" style:parent-style-name="Text_20_body">
      <style:text-properties fo:font-variant="normal" fo:text-transform="none" style:use-window-font-color="true" loext:opacity="0%" style:font-name="Ubuntu" fo:font-size="18pt" fo:font-style="normal" style:text-underline-style="none" fo:font-weight="bold" officeooo:rsid="0020c7f6" officeooo:paragraph-rsid="00213d55" fo:background-color="transparent" style:font-size-asian="18pt" style:font-weight-asian="normal" style:font-size-complex="18pt" style:font-weight-complex="normal"/>
    </style:style>
    <style:style style:name="P33" style:family="paragraph" style:parent-style-name="Preformatted_20_Text">
      <style:text-properties fo:font-variant="normal" fo:text-transform="none" style:use-window-font-color="true" loext:opacity="0%" style:font-name="Ubuntu" fo:font-size="13pt" fo:font-style="normal" style:text-underline-style="none" fo:font-weight="normal" officeooo:rsid="0020c7f6" officeooo:paragraph-rsid="00213d55" fo:background-color="#000000" style:font-size-asian="11.3500003814697pt" style:font-weight-asian="normal" style:font-size-complex="13pt" style:font-weight-complex="normal"/>
    </style:style>
    <style:style style:name="P34" style:family="paragraph" style:parent-style-name="Text_20_body">
      <style:text-properties fo:font-variant="normal" fo:text-transform="none" style:use-window-font-color="true" loext:opacity="0%" style:font-name="Ubuntu" fo:font-size="13pt" fo:font-style="normal" style:text-underline-style="none" fo:font-weight="normal" officeooo:rsid="0020c7f6" officeooo:paragraph-rsid="00213d55" fo:background-color="#000000" style:font-size-asian="11.3500003814697pt" style:font-weight-asian="normal" style:font-size-complex="13pt" style:font-weight-complex="normal"/>
    </style:style>
    <style:style style:name="P35" style:family="paragraph" style:parent-style-name="Text_20_body">
      <style:text-properties fo:font-variant="normal" fo:text-transform="none" style:use-window-font-color="true" loext:opacity="0%" style:font-name="Ubuntu" fo:font-size="13pt" fo:font-style="normal" style:text-underline-style="none" fo:font-weight="normal" officeooo:rsid="00213d55" officeooo:paragraph-rsid="00213d55" fo:background-color="transparent" style:font-size-asian="11.3500003814697pt" style:font-weight-asian="normal" style:font-size-complex="13pt" style:font-weight-complex="normal"/>
    </style:style>
    <style:style style:name="P36" style:family="paragraph" style:parent-style-name="Preformatted_20_Text">
      <style:text-properties fo:font-variant="normal" fo:text-transform="none" style:use-window-font-color="true" loext:opacity="0%" style:font-name="Ubuntu" fo:font-size="13pt" fo:letter-spacing="normal" fo:font-style="normal" fo:font-weight="normal" officeooo:rsid="0024cf64" officeooo:paragraph-rsid="0024cf64" fo:background-color="#000000" style:font-size-asian="13pt" style:font-weight-asian="bold" style:font-size-complex="13pt" style:font-weight-complex="bold"/>
    </style:style>
    <style:style style:name="P37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style:use-window-font-color="true" loext:opacity="0%" style:font-name="Ubuntu" fo:font-size="13pt" fo:letter-spacing="normal" fo:font-style="normal" fo:font-weight="normal" fo:background-color="#000000" style:font-size-asian="13pt" style:font-size-complex="13pt"/>
    </style:style>
    <style:style style:name="P38" style:family="paragraph" style:parent-style-name="Preformatted_20_Text">
      <style:text-properties fo:font-variant="normal" fo:text-transform="none" style:use-window-font-color="true" loext:opacity="0%" style:font-name="Ubuntu" fo:font-size="13pt" fo:letter-spacing="normal" fo:font-style="normal" fo:font-weight="normal" officeooo:rsid="0024cf64" officeooo:paragraph-rsid="0024cf64" fo:background-color="transparent" style:font-size-asian="13pt" style:font-weight-asian="bold" style:font-size-complex="13pt" style:font-weight-complex="bold"/>
    </style:style>
    <style:style style:name="P39" style:family="paragraph" style:parent-style-name="Standard">
      <style:text-properties fo:font-size="16pt" fo:font-weight="bold" officeooo:rsid="001fbeb8" officeooo:paragraph-rsid="001fbeb8" style:font-size-asian="16pt" style:font-weight-asian="bold" style:font-size-complex="16pt" style:font-weight-complex="bold"/>
    </style:style>
    <style:style style:name="P40" style:family="paragraph" style:parent-style-name="Heading_20_3">
      <style:text-properties style:font-name="Ubuntu" fo:font-size="20pt" fo:font-weight="bold" officeooo:rsid="0024cf64" officeooo:paragraph-rsid="0024cf64" fo:background-color="transparent" style:font-size-asian="20pt" style:font-weight-asian="bold" style:font-size-complex="20pt" style:font-weight-complex="bold"/>
    </style:style>
    <style:style style:name="P41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style:use-window-font-color="true" loext:opacity="0%" style:font-name="Ubuntu" fo:font-size="13pt" fo:letter-spacing="normal" fo:font-style="normal" fo:font-weight="normal" fo:background-color="#000000" style:font-size-asian="13pt" style:font-size-complex="13pt"/>
    </style:style>
    <style:style style:name="P42" style:family="paragraph" style:parent-style-name="Preformatted_20_Text">
      <style:text-properties style:font-name="Ubuntu" fo:font-size="13pt" fo:font-weight="bold" officeooo:rsid="00290a47" officeooo:paragraph-rsid="00290a47" fo:background-color="transparent" style:font-size-asian="11.3500003814697pt" style:font-weight-asian="bold" style:font-size-complex="13pt" style:font-weight-complex="bold"/>
    </style:style>
    <style:style style:name="P43" style:family="paragraph" style:parent-style-name="Preformatted_20_Text">
      <style:text-properties style:font-name="Ubuntu" fo:font-size="13pt" fo:font-weight="bold" officeooo:rsid="00290a47" officeooo:paragraph-rsid="002950e3" fo:background-color="transparent" style:font-size-asian="11.3500003814697pt" style:font-weight-asian="bold" style:font-size-complex="13pt" style:font-weight-complex="bold"/>
    </style:style>
    <style:style style:name="P44" style:family="paragraph" style:parent-style-name="Standard">
      <style:text-properties style:font-name="Ubuntu" fo:font-size="12pt" fo:font-weight="normal" officeooo:rsid="001fbeb8" officeooo:paragraph-rsid="001fbeb8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font-name="Ubuntu" fo:font-size="12pt" fo:font-weight="normal" officeooo:rsid="002015bd" officeooo:paragraph-rsid="002015bd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font-name="Ubuntu" fo:font-size="12pt" fo:font-weight="bold" officeooo:rsid="001fbeb8" officeooo:paragraph-rsid="001fbeb8" fo:background-color="#000000" style:font-size-asian="10.5pt" style:font-weight-asian="bold" style:font-size-complex="12pt" style:font-weight-complex="bold"/>
    </style:style>
    <style:style style:name="P47" style:family="paragraph" style:parent-style-name="Standard">
      <style:text-properties style:font-name="Ubuntu" fo:font-size="12pt" fo:font-weight="bold" officeooo:rsid="001fbeb8" officeooo:paragraph-rsid="001fbeb8" style:font-size-asian="10.5pt" style:font-weight-asian="bold" style:font-size-complex="12pt" style:font-weight-complex="bold"/>
    </style:style>
    <style:style style:name="P48" style:family="paragraph" style:parent-style-name="Standard">
      <style:text-properties style:font-name="Ubuntu" fo:font-size="13pt" fo:font-weight="bold" officeooo:rsid="00290a47" officeooo:paragraph-rsid="00290a47" fo:background-color="transparent" style:font-size-asian="11.3500003814697pt" style:font-weight-asian="bold" style:font-size-complex="13pt" style:font-weight-complex="bold"/>
    </style:style>
    <style:style style:name="P49" style:family="paragraph" style:parent-style-name="Standard">
      <style:text-properties fo:font-variant="normal" fo:text-transform="none" style:use-window-font-color="true" loext:opacity="0%" style:font-name="Ubuntu" fo:font-size="12pt" fo:letter-spacing="normal" fo:font-style="normal" fo:font-weight="normal" officeooo:rsid="002015bd" officeooo:paragraph-rsid="002015bd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variant="normal" fo:text-transform="none" style:use-window-font-color="true" loext:opacity="0%" style:font-name="Ubuntu" fo:font-size="12pt" fo:letter-spacing="normal" fo:font-style="normal" fo:font-weight="normal" officeooo:rsid="002015bd" officeooo:paragraph-rsid="002015bd" fo:background-color="transparent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variant="normal" fo:text-transform="none" style:use-window-font-color="true" loext:opacity="0%" style:font-name="Ubuntu" fo:font-size="12pt" fo:letter-spacing="normal" fo:font-style="normal" fo:font-weight="normal" officeooo:rsid="001fbeb8" officeooo:paragraph-rsid="002015bd" fo:background-color="transparent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variant="normal" fo:text-transform="none" style:use-window-font-color="true" loext:opacity="0%" style:font-name="Ubuntu" fo:font-size="12pt" fo:letter-spacing="normal" fo:font-style="normal" fo:font-weight="normal" officeooo:rsid="001fbeb8" officeooo:paragraph-rsid="001fbeb8" fo:background-color="#000000" style:font-size-asian="12pt" style:font-weight-asian="bold" style:font-size-complex="12pt" style:font-weight-complex="bold"/>
    </style:style>
    <style:style style:name="P53" style:family="paragraph" style:parent-style-name="Standard">
      <style:text-properties fo:font-variant="normal" fo:text-transform="none" fo:color="#dcdccb" loext:opacity="100%" style:font-name="Ubuntu" fo:font-size="12pt" fo:letter-spacing="normal" fo:font-style="normal" fo:font-weight="normal" officeooo:rsid="001fbeb8" officeooo:paragraph-rsid="001fbeb8" fo:background-color="#000000" style:font-size-asian="12pt" style:font-weight-asian="bold" style:font-size-complex="12pt" style:font-weight-complex="bold"/>
    </style:style>
    <style:style style:name="P54" style:family="paragraph" style:parent-style-name="Standard">
      <style:paragraph-properties style:line-height-at-least="0.198in"/>
      <style:text-properties style:font-name="Droid Sans Mono" fo:font-size="12pt" fo:font-weight="normal" officeooo:rsid="002bef31" officeooo:paragraph-rsid="002bef31" fo:background-color="#1e1e1e" style:font-size-asian="12pt" style:font-size-complex="12pt"/>
    </style:style>
    <style:style style:name="P55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56" style:family="paragraph" style:parent-style-name="Standard">
      <style:paragraph-properties fo:margin-top="0in" fo:margin-bottom="0.1965in" style:contextual-spacing="false" style:line-height-at-least="0.198in"/>
      <style:text-properties fo:color="#d4d4d4" loext:opacity="100%" style:font-name="Droid Sans Mono" fo:font-size="10.5pt" fo:font-weight="normal" fo:background-color="#1e1e1e"/>
    </style:style>
    <style:style style:name="P57" style:family="paragraph" style:parent-style-name="Standard">
      <style:text-properties fo:color="#d4d4d4" loext:opacity="100%" style:font-name="Droid Sans Mono" fo:font-size="10.5pt" fo:font-weight="normal" officeooo:rsid="002bef31" officeooo:paragraph-rsid="002950e3" fo:background-color="#1e1e1e" style:font-size-asian="11.3500003814697pt" style:font-weight-asian="normal" style:font-size-complex="13pt" style:font-weight-complex="normal"/>
    </style:style>
    <style:style style:name="P58" style:family="paragraph" style:parent-style-name="Standard">
      <style:text-properties fo:color="#d4d4d4" loext:opacity="100%" style:font-name="Droid Sans Mono" fo:font-size="10.5pt" fo:font-weight="normal" officeooo:rsid="002bef31" officeooo:paragraph-rsid="002bef31" fo:background-color="#1e1e1e" style:font-size-asian="11.3500003814697pt" style:font-weight-asian="normal" style:font-size-complex="13pt" style:font-weight-complex="normal"/>
    </style:style>
    <style:style style:name="P59" style:family="paragraph" style:parent-style-name="Standard">
      <style:text-properties fo:color="#d4d4d4" loext:opacity="100%" style:font-name="Droid Sans Mono" fo:font-size="12pt" fo:font-weight="normal" officeooo:rsid="002950e3" officeooo:paragraph-rsid="002950e3" fo:background-color="#1e1e1e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style:line-height-at-least="0.198in"/>
      <style:text-properties fo:color="#d4d4d4" loext:opacity="100%" style:font-name="Droid Sans Mono" fo:font-size="12pt" fo:font-weight="normal" fo:background-color="#1e1e1e" style:font-size-asian="12pt" style:font-size-complex="12pt"/>
    </style:style>
    <style:style style:name="P61" style:family="paragraph" style:parent-style-name="Standard">
      <style:paragraph-properties style:line-height-at-least="0.198in"/>
      <style:text-properties fo:color="#d4d4d4" loext:opacity="100%" style:font-name="Droid Sans Mono" fo:font-size="12pt" fo:font-weight="normal" officeooo:paragraph-rsid="002bb1c8" fo:background-color="#1e1e1e" style:font-size-asian="12pt" style:font-size-complex="12pt"/>
    </style:style>
    <style:style style:name="P62" style:family="paragraph" style:parent-style-name="Standard">
      <style:paragraph-properties style:line-height-at-least="0.198in"/>
      <style:text-properties fo:color="#4fc1ff" loext:opacity="100%" style:font-name="Droid Sans Mono" fo:font-size="10.5pt" fo:font-weight="normal" fo:background-color="#1e1e1e"/>
    </style:style>
    <style:style style:name="P63" style:family="paragraph" style:parent-style-name="Standard">
      <style:paragraph-properties style:line-height-at-least="0.198in"/>
      <style:text-properties fo:color="#4fc1ff" loext:opacity="100%" style:font-name="Droid Sans Mono" fo:font-size="12pt" fo:font-weight="normal" fo:background-color="#1e1e1e" style:font-size-asian="12pt" style:font-size-complex="12pt"/>
    </style:style>
    <style:style style:name="P64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e1e1e"/>
    </style:style>
    <style:style style:name="P65" style:family="paragraph" style:parent-style-name="Standard">
      <style:text-properties fo:color="#6a9955" loext:opacity="100%" style:font-name="Droid Sans Mono" fo:font-size="10.5pt" fo:font-weight="normal" officeooo:rsid="002bef31" officeooo:paragraph-rsid="002950e3" fo:background-color="#1e1e1e" style:font-size-asian="11.3500003814697pt" style:font-weight-asian="normal" style:font-size-complex="13pt" style:font-weight-complex="normal"/>
    </style:style>
    <style:style style:name="P66" style:family="paragraph" style:parent-style-name="Standard">
      <style:text-properties fo:color="#6a9955" loext:opacity="100%" style:font-name="Droid Sans Mono" fo:font-size="10.5pt" fo:font-weight="normal" officeooo:rsid="002b0b0c" officeooo:paragraph-rsid="002b0b0c" fo:background-color="#1e1e1e" style:font-size-asian="11.3500003814697pt" style:font-weight-asian="normal" style:font-size-complex="13pt" style:font-weight-complex="normal"/>
    </style:style>
    <style:style style:name="P67" style:family="paragraph" style:parent-style-name="Standard">
      <style:paragraph-properties style:line-height-at-least="0.198in"/>
      <style:text-properties fo:color="#6a9955" loext:opacity="100%" style:font-name="Droid Sans Mono" fo:font-size="12pt" fo:font-weight="normal" fo:background-color="#1e1e1e" style:font-size-asian="12pt" style:font-size-complex="12pt"/>
    </style:style>
    <style:style style:name="P68" style:family="paragraph" style:parent-style-name="Standard">
      <style:paragraph-properties style:line-height-at-least="0.198in"/>
    </style:style>
    <style:style style:name="P69" style:family="paragraph" style:parent-style-name="Standard">
      <style:paragraph-properties fo:margin-top="0in" fo:margin-bottom="0.1965in" style:contextual-spacing="false" style:line-height-at-least="0.198in"/>
    </style:style>
    <style:style style:name="P70" style:family="paragraph" style:parent-style-name="Standard">
      <style:paragraph-properties style:line-height-at-least="0.198in"/>
      <style:text-properties fo:font-size="12pt" style:font-size-asian="12pt" style:font-size-complex="12pt"/>
    </style:style>
    <style:style style:name="P71" style:family="paragraph" style:parent-style-name="Standard">
      <style:paragraph-properties style:line-height-at-least="0.198in"/>
      <style:text-properties fo:font-size="12pt" officeooo:rsid="002bb1c8" officeooo:paragraph-rsid="002bb1c8" style:font-size-asian="12pt" style:font-size-complex="12pt"/>
    </style:style>
    <style:style style:name="P72" style:family="paragraph" style:parent-style-name="Standard">
      <style:paragraph-properties style:line-height-at-least="0.198in"/>
      <style:text-properties fo:font-size="12pt" fo:background-color="transparent" style:font-size-asian="12pt" style:font-size-complex="12pt"/>
    </style:style>
    <style:style style:name="P73" style:family="paragraph" style:parent-style-name="Standard">
      <style:paragraph-properties style:line-height-at-least="0.198in"/>
      <style:text-properties fo:color="#ffbf00" loext:opacity="100%" style:font-name="Droid Sans Mono" fo:font-size="12pt" fo:font-weight="normal" officeooo:paragraph-rsid="002b0b0c" fo:background-color="#1e1e1e" style:font-size-asian="12pt" style:font-size-complex="12pt"/>
    </style:style>
    <style:style style:name="P74" style:family="paragraph" style:parent-style-name="Standard">
      <style:paragraph-properties style:line-height-at-least="0.198in"/>
      <style:text-properties fo:color="#ffbf00" loext:opacity="100%" style:font-name="Droid Sans Mono" fo:font-size="12pt" fo:font-weight="normal" officeooo:paragraph-rsid="002b3af0" fo:background-color="#1e1e1e" style:font-size-asian="12pt" style:font-size-complex="12pt"/>
    </style:style>
    <style:style style:name="P75" style:family="paragraph" style:parent-style-name="Standard">
      <style:paragraph-properties style:line-height-at-least="0.198in"/>
      <style:text-properties fo:color="#ffbf00" loext:opacity="100%" style:font-name="Droid Sans Mono" fo:font-size="12pt" fo:font-weight="normal" fo:background-color="#1e1e1e" style:font-size-asian="12pt" style:font-size-complex="12pt"/>
    </style:style>
    <style:style style:name="P76" style:family="paragraph" style:parent-style-name="Standard">
      <style:paragraph-properties style:line-height-at-least="0.198in"/>
      <style:text-properties fo:color="#ffbf00" loext:opacity="100%" style:font-name="Droid Sans Mono" fo:font-size="12pt" fo:font-weight="normal" officeooo:paragraph-rsid="002bb1c8" fo:background-color="#1e1e1e" style:font-size-asian="12pt" style:font-size-complex="12pt"/>
    </style:style>
    <style:style style:name="P77" style:family="paragraph" style:parent-style-name="Standard">
      <style:paragraph-properties style:line-height-at-least="0.198in"/>
      <style:text-properties fo:color="#ffbf00" loext:opacity="100%" fo:font-size="12pt" officeooo:paragraph-rsid="002b0b0c" fo:background-color="transparent" style:font-size-asian="12pt" style:font-size-complex="12pt"/>
    </style:style>
    <style:style style:name="P78" style:family="paragraph" style:parent-style-name="Standard">
      <style:paragraph-properties style:line-height-at-least="0.198in"/>
      <style:text-properties fo:color="#ffbf00" loext:opacity="100%" fo:font-size="13pt" officeooo:rsid="002bb1c8" officeooo:paragraph-rsid="002bb1c8" fo:background-color="#000000" style:font-size-asian="13pt" style:font-size-complex="13pt"/>
    </style:style>
    <style:style style:name="P79" style:family="paragraph" style:parent-style-name="Text_20_body">
      <style:text-properties style:font-name="Ubuntu" fo:font-size="12pt" fo:font-weight="normal" officeooo:rsid="001fbeb8" officeooo:paragraph-rsid="001fbeb8" fo:background-color="#000000" style:font-size-asian="12pt" style:font-weight-asian="normal" style:font-size-complex="12pt" style:font-weight-complex="normal"/>
    </style:style>
    <style:style style:name="P80" style:family="paragraph" style:parent-style-name="Text_20_body" style:list-style-name="L1">
      <style:text-properties style:font-name="Ubuntu" fo:font-size="13pt" fo:font-weight="bold" officeooo:paragraph-rsid="0020c7f6" style:font-size-asian="13pt" style:font-weight-asian="bold" style:font-size-complex="13pt" style:font-weight-complex="bold"/>
    </style:style>
    <style:style style:name="P81" style:family="paragraph" style:parent-style-name="Text_20_body" style:list-style-name="L1">
      <style:text-properties style:font-name="Ubuntu" fo:font-size="13pt" fo:font-weight="bold" officeooo:rsid="0020c7f6" officeooo:paragraph-rsid="0020c7f6" style:font-size-asian="13pt" style:font-weight-asian="bold" style:font-size-complex="13pt" style:font-weight-complex="bold"/>
    </style:style>
    <style:style style:name="P82" style:family="paragraph" style:parent-style-name="Text_20_body">
      <style:text-properties style:font-name="Ubuntu" fo:font-size="13pt" fo:font-weight="bold" officeooo:rsid="00290a47" officeooo:paragraph-rsid="00290a47" fo:background-color="transparent" style:font-size-asian="11.3500003814697pt" style:font-weight-asian="bold" style:font-size-complex="13pt" style:font-weight-complex="bold"/>
    </style:style>
    <style:style style:name="P83" style:family="paragraph" style:parent-style-name="Text_20_body">
      <style:text-properties style:font-name="Ubuntu" fo:font-size="13pt" fo:font-weight="normal" officeooo:rsid="0020c7f6" officeooo:paragraph-rsid="0020c7f6" style:font-size-asian="13pt" style:font-weight-asian="normal" style:font-size-complex="13pt" style:font-weight-complex="normal"/>
    </style:style>
    <style:style style:name="P84" style:family="paragraph" style:parent-style-name="Text_20_body">
      <style:text-properties style:font-name="Ubuntu" fo:font-size="13pt" fo:font-weight="normal" officeooo:rsid="0020c7f6" officeooo:paragraph-rsid="0020c7f6" fo:background-color="transparent" style:font-size-asian="13pt" style:font-weight-asian="normal" style:font-size-complex="13pt" style:font-weight-complex="normal"/>
    </style:style>
    <style:style style:name="P85" style:family="paragraph" style:parent-style-name="Text_20_body">
      <style:text-properties style:font-name="Ubuntu" fo:font-size="13pt" fo:font-weight="normal" officeooo:rsid="002950e3" officeooo:paragraph-rsid="002b0b0c" fo:background-color="transparent" style:font-size-asian="11.3500003814697pt" style:font-weight-asian="normal" style:font-size-complex="13pt" style:font-weight-complex="normal"/>
    </style:style>
    <style:style style:name="P86" style:family="paragraph" style:parent-style-name="Text_20_body">
      <style:text-properties style:font-name="Ubuntu" fo:font-size="13pt" fo:font-weight="normal" officeooo:rsid="002b0b0c" officeooo:paragraph-rsid="002b0b0c" fo:background-color="transparent" style:font-size-asian="11.3500003814697pt" style:font-weight-asian="normal" style:font-size-complex="13pt" style:font-weight-complex="normal"/>
    </style:style>
    <style:style style:name="P87" style:family="paragraph" style:parent-style-name="Text_20_body">
      <style:text-properties style:font-name="Ubuntu" fo:font-size="13pt" fo:font-weight="normal" officeooo:rsid="002b0b0c" officeooo:paragraph-rsid="002b0b0c" fo:background-color="transparent" style:font-size-asian="11.3500003814697pt" style:font-weight-asian="normal" style:font-size-complex="13pt" style:font-weight-complex="normal"/>
    </style:style>
    <style:style style:name="P88" style:family="paragraph" style:parent-style-name="Text_20_body">
      <style:text-properties style:font-name="Ubuntu" fo:font-size="13pt" fo:font-weight="normal" officeooo:rsid="002bef31" officeooo:paragraph-rsid="002950e3" fo:background-color="transparent" style:font-size-asian="11.3500003814697pt" style:font-weight-asian="normal" style:font-size-complex="13pt" style:font-weight-complex="normal"/>
    </style:style>
    <style:style style:name="P89" style:family="paragraph" style:parent-style-name="Text_20_body">
      <style:text-properties style:font-name="Ubuntu" fo:font-size="13pt" fo:font-weight="normal" officeooo:rsid="002bef31" officeooo:paragraph-rsid="002bef31" fo:background-color="transparent" style:font-size-asian="11.3500003814697pt" style:font-weight-asian="normal" style:font-size-complex="13pt" style:font-weight-complex="normal"/>
    </style:style>
    <style:style style:name="P90" style:family="paragraph" style:parent-style-name="Text_20_body">
      <style:text-properties fo:color="#2a6099" loext:opacity="100%" style:font-name="Ubuntu" fo:font-size="13pt" style:text-underline-style="solid" style:text-underline-width="auto" style:text-underline-color="font-color" fo:font-weight="normal" officeooo:rsid="0020c7f6" officeooo:paragraph-rsid="00213d55" fo:background-color="transparent" style:font-size-asian="13pt" style:font-weight-asian="normal" style:font-size-complex="13pt" style:font-weight-complex="normal"/>
    </style:style>
    <style:style style:name="P91" style:family="paragraph" style:parent-style-name="Text_20_body">
      <style:text-properties style:use-window-font-color="true" loext:opacity="0%" style:font-name="Ubuntu" fo:font-size="18pt" fo:font-weight="bold" officeooo:rsid="00213d55" officeooo:paragraph-rsid="00213d55" fo:background-color="transparent" style:font-size-asian="15.75pt" style:font-weight-asian="bold" style:font-size-complex="18pt" style:font-weight-complex="bold"/>
    </style:style>
    <style:style style:name="P92" style:family="paragraph" style:parent-style-name="Text_20_body">
      <style:text-properties fo:color="#ffffff" loext:opacity="100%" style:font-name="Ubuntu" fo:font-size="13pt" style:text-underline-style="solid" style:text-underline-width="auto" style:text-underline-color="font-color" fo:font-weight="bold" officeooo:rsid="0022dd8b" officeooo:paragraph-rsid="0022dd8b" fo:background-color="#000000" style:font-size-asian="11.3500003814697pt" style:font-weight-asian="bold" style:font-size-complex="13pt" style:font-weight-complex="bold"/>
    </style:style>
    <style:style style:name="P93" style:family="paragraph" style:parent-style-name="Text_20_body">
      <style:paragraph-properties fo:margin-top="0in" fo:margin-bottom="0in" style:contextual-spacing="false"/>
      <style:text-properties style:font-name="Ubuntu" fo:background-color="#000000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015bd" style:font-size-asian="10.5pt" style:font-weight-asian="normal" style:font-size-complex="12pt" style:font-weight-complex="normal"/>
    </style:style>
    <style:style style:name="T3" style:family="text">
      <style:text-properties fo:font-variant="normal" fo:text-transform="none" style:use-window-font-color="true" loext:opacity="0%" fo:font-size="12pt" fo:letter-spacing="normal" fo:font-style="normal" fo:font-weight="normal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style:use-window-font-color="true" loext:opacity="0%" fo:font-size="12pt" fo:letter-spacing="normal" fo:font-style="normal" fo:font-weight="normal" officeooo:rsid="001fbeb8" fo:background-color="transparent" loext:char-shading-value="0" style:font-size-asian="10.5pt" style:font-weight-asian="normal" style:font-size-complex="12pt" style:font-weight-complex="normal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font-name="Ubuntu" fo:font-size="13pt" fo:letter-spacing="normal" style:text-underline-style="none" style:text-blinking="false" fo:background-color="transparent" loext:char-shading-value="0" style:font-size-asian="13pt" style:font-size-complex="13pt"/>
    </style:style>
    <style:style style:name="T6" style:family="text">
      <style:text-properties fo:font-variant="normal" fo:text-transform="none" style:use-window-font-color="true" loext:opacity="0%" style:font-name="Ubuntu" fo:font-size="13pt" fo:letter-spacing="normal" fo:font-style="normal" fo:background-color="transparent" loext:char-shading-value="0" style:font-size-asian="13pt" style:font-size-complex="13pt"/>
    </style:style>
    <style:style style:name="T7" style:family="text">
      <style:text-properties fo:font-variant="normal" fo:text-transform="none" style:use-window-font-color="true" loext:opacity="0%" style:font-name="Ubuntu" fo:letter-spacing="normal" fo:font-style="normal" fo:font-weight="normal" style:font-size-asian="13pt" style:font-weight-asian="normal" style:font-weight-complex="normal" loext:padding="0in" loext:border="none"/>
    </style:style>
    <style:style style:name="T8" style:family="text">
      <style:text-properties fo:font-size="15pt" fo:font-weight="normal" style:font-size-asian="15pt" style:font-weight-asian="normal" style:font-size-complex="15pt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style:use-window-font-color="true" loext:opacity="0%" style:text-line-through-style="none" style:text-line-through-type="none" style:font-name="Ubuntu" fo:font-size="13pt" style:text-underline-style="none" style:text-blinking="false" fo:background-color="transparent" loext:char-shading-value="0" style:font-size-asian="13pt" style:font-size-complex="13pt"/>
    </style:style>
    <style:style style:name="T11" style:family="text">
      <style:text-properties style:use-window-font-color="true" loext:opacity="0%" fo:font-size="25pt" fo:font-weight="bold" style:font-size-asian="25pt" style:font-weight-asian="bold" style:font-size-complex="25pt" style:font-weight-complex="bold"/>
    </style:style>
    <style:style style:name="T12" style:family="text">
      <style:text-properties style:use-window-font-color="true" loext:opacity="0%" fo:font-size="25pt" fo:font-weight="bold" officeooo:rsid="0022dd8b" style:font-size-asian="25pt" style:font-weight-asian="bold" style:font-size-complex="25pt" style:font-weight-complex="bold"/>
    </style:style>
    <style:style style:name="T13" style:family="text">
      <style:text-properties style:use-window-font-color="true" loext:opacity="0%" style:font-name="Ubuntu" fo:font-weight="normal" style:font-weight-asian="normal" style:font-weight-complex="normal" loext:padding="0in" loext:border="none"/>
    </style:style>
    <style:style style:name="T14" style:family="text">
      <style:text-properties style:use-window-font-color="true" loext:opacity="0%" style:font-name="Ubuntu" fo:font-weight="normal" officeooo:rsid="002950e3" style:font-weight-asian="normal" style:font-weight-complex="normal" loext:padding="0in" loext:border="none"/>
    </style:style>
    <style:style style:name="T15" style:family="text">
      <style:text-properties style:use-window-font-color="true" loext:opacity="0%" style:font-name="Ubuntu" fo:font-weight="normal" fo:background-color="#000000" loext:char-shading-value="0" style:font-weight-asian="normal" style:font-weight-complex="normal" loext:padding="0in" loext:border="none"/>
    </style:style>
    <style:style style:name="T16" style:family="text">
      <style:text-properties style:use-window-font-color="true" loext:opacity="0%" style:font-name="Ubuntu" fo:font-size="13pt" fo:font-weight="normal" officeooo:rsid="00290a47" fo:background-color="transparent" loext:char-shading-value="0" style:font-size-asian="11.3500003814697pt" style:font-weight-asian="normal" style:font-size-complex="13pt" style:font-weight-complex="normal" loext:padding="0in" loext:border="none"/>
    </style:style>
    <style:style style:name="T17" style:family="text">
      <style:text-properties officeooo:rsid="002015bd"/>
    </style:style>
    <style:style style:name="T18" style:family="text">
      <style:text-properties style:font-name="Ubuntu" fo:letter-spacing="normal" style:font-size-asian="13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color="#ffffff" loext:opacity="100%" style:text-underline-style="none"/>
    </style:style>
    <style:style style:name="T22" style:family="text">
      <style:text-properties fo:color="#ffffff" loext:opacity="100%"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fo:color="#ffffff" loext:opacity="100%" style:font-name="Ubuntu" style:text-underline-style="none" fo:font-weight="normal" fo:background-color="#000000" loext:char-shading-value="0" style:font-weight-asian="normal" style:font-weight-complex="normal" loext:padding="0in" loext:border="none"/>
    </style:style>
    <style:style style:name="T24" style:family="text">
      <style:text-properties fo:color="#ffffff" loext:opacity="100%" fo:background-color="#000000" loext:char-shading-value="0"/>
    </style:style>
    <style:style style:name="T25" style:family="text">
      <style:text-properties fo:color="#2a6099" loext:opacity="100%" style:text-underline-style="solid" style:text-underline-width="auto" style:text-underline-color="font-color"/>
    </style:style>
    <style:style style:name="T26" style:family="text">
      <style:text-properties officeooo:rsid="00213d55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fo:background-color="#000000" loext:char-shading-value="0" style:font-size-asian="14pt" style:font-size-complex="14pt"/>
    </style:style>
    <style:style style:name="T29" style:family="text">
      <style:text-properties fo:font-size="14pt" officeooo:rsid="002b0b0c" fo:background-color="#000000" loext:char-shading-value="0" style:font-size-asian="14pt" style:font-size-complex="14pt"/>
    </style:style>
    <style:style style:name="T30" style:family="text">
      <style:text-properties fo:font-size="14pt" officeooo:rsid="002b3af0" fo:background-color="#000000" loext:char-shading-value="0" style:font-size-asian="14pt" style:font-size-complex="14pt"/>
    </style:style>
    <style:style style:name="T31" style:family="text">
      <style:text-properties officeooo:rsid="00274974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style:font-weight-asian="normal" style:font-weight-complex="normal" loext:padding="0in" loext:border="none"/>
    </style:style>
    <style:style style:name="T35" style:family="text">
      <style:text-properties fo:color="#bfc7d5" loext:opacity="100%" style:font-name="Ubuntu" fo:font-weight="normal" fo:background-color="#000000" loext:char-shading-value="0" style:font-weight-asian="normal" style:font-weight-complex="normal" loext:padding="0in" loext:border="none"/>
    </style:style>
    <style:style style:name="T36" style:family="text">
      <style:text-properties fo:background-color="#000000" loext:char-shading-value="0"/>
    </style:style>
    <style:style style:name="T37" style:family="text">
      <style:text-properties fo:color="#eeeeee" loext:opacity="100%" style:font-name="Ubuntu" style:text-underline-style="none" fo:font-weight="normal" fo:background-color="#000000" loext:char-shading-value="0" style:font-weight-asian="normal" style:font-weight-complex="normal" loext:padding="0in" loext:border="none"/>
    </style:style>
    <style:style style:name="T38" style:family="text">
      <style:text-properties fo:color="#c586c0" loext:opacity="100%"/>
    </style:style>
    <style:style style:name="T39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40" style:family="text">
      <style:text-properties fo:color="#569cd6" loext:opacity="100%"/>
    </style:style>
    <style:style style:name="T41" style:family="text">
      <style:text-properties fo:color="#dcdcaa" loext:opacity="100%"/>
    </style:style>
    <style:style style:name="T42" style:family="text">
      <style:text-properties fo:color="#dcdcaa" loext:opacity="100%" style:font-name="Droid Sans Mono" fo:font-size="10.5pt" fo:font-weight="normal" fo:background-color="#1e1e1e" loext:char-shading-value="0"/>
    </style:style>
    <style:style style:name="T43" style:family="text">
      <style:text-properties fo:color="#9cdcfe" loext:opacity="100%"/>
    </style:style>
    <style:style style:name="T44" style:family="text">
      <style:text-properties fo:color="#9cdcfe" loext:opacity="100%" style:font-name="Droid Sans Mono" fo:font-size="10.5pt" fo:font-weight="normal" fo:background-color="#1e1e1e" loext:char-shading-value="0"/>
    </style:style>
    <style:style style:name="T45" style:family="text">
      <style:text-properties fo:color="#4ec9b0" loext:opacity="100%"/>
    </style:style>
    <style:style style:name="T46" style:family="text">
      <style:text-properties fo:color="#4fc1ff" loext:opacity="100%"/>
    </style:style>
    <style:style style:name="T47" style:family="text">
      <style:text-properties fo:color="#4fc1ff" loext:opacity="100%" style:font-name="Droid Sans Mono" fo:font-size="10.5pt" fo:font-weight="normal" fo:background-color="#1e1e1e" loext:char-shading-value="0"/>
    </style:style>
    <style:style style:name="T48" style:family="text">
      <style:text-properties fo:color="#ce9178" loext:opacity="100%"/>
    </style:style>
    <style:style style:name="T49" style:family="text">
      <style:text-properties fo:color="#ce9178" loext:opacity="100%" style:font-name="Droid Sans Mono" fo:font-size="10.5pt" fo:font-weight="normal" fo:background-color="#1e1e1e" loext:char-shading-value="0"/>
    </style:style>
    <style:style style:name="T50" style:family="text">
      <style:text-properties fo:color="#6a9955" loext:opacity="100%"/>
    </style:style>
    <style:style style:name="T51" style:family="text">
      <style:text-properties officeooo:rsid="002b0b0c"/>
    </style:style>
    <style:style style:name="T52" style:family="text">
      <style:text-properties fo:color="#ffbf00" loext:opacity="100%"/>
    </style:style>
    <style:style style:name="T53" style:family="text">
      <style:text-properties fo:color="#ffbf00" loext:opacity="100%" officeooo:rsid="002b0b0c"/>
    </style:style>
    <style:style style:name="T54" style:family="text">
      <style:text-properties fo:color="#ffbf00" loext:opacity="100%" officeooo:rsid="002b3af0"/>
    </style:style>
    <style:style style:name="T55" style:family="text">
      <style:text-properties fo:color="#ffbf00" loext:opacity="100%" officeooo:rsid="002bb1c8"/>
    </style:style>
    <style:style style:name="T56" style:family="text">
      <style:text-properties fo:color="#ffbf00" loext:opacity="100%" fo:background-color="#000000" loext:char-shading-value="0"/>
    </style:style>
    <style:style style:name="T57" style:family="text">
      <style:text-properties fo:color="#ffbf00" loext:opacity="100%" fo:background-color="#000000" loext:char-shading-value="0"/>
    </style:style>
    <style:style style:name="T58" style:family="text">
      <style:text-properties fo:color="#ffbf00" loext:opacity="100%" fo:font-size="13pt" fo:background-color="#000000" loext:char-shading-value="0" style:font-size-asian="13pt" style:font-size-complex="13pt"/>
    </style:style>
    <style:style style:name="T59" style:family="text">
      <style:text-properties fo:color="#ffbf00" loext:opacity="100%" fo:font-size="12pt" style:font-size-asian="12pt" style:font-size-complex="12pt"/>
    </style:style>
    <style:style style:name="T60" style:family="text">
      <style:text-properties officeooo:rsid="002b3af0"/>
    </style:style>
    <style:style style:name="T61" style:family="text">
      <style:text-properties officeooo:rsid="002bb1c8"/>
    </style:style>
    <style:style style:name="T62" style:family="text">
      <style:text-properties fo:color="#b5cea8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olana Swap Documentation </text:p>
      <text:p text:style-name="P2"/>
      <text:p text:style-name="P7">I will be using Ubuntu commands throughout the documentation, if you have windows please install WSL more information can find on the internet. </text:p>
      <text:p text:style-name="P7"/>
      <text:p text:style-name="P7"/>
      <text:p text:style-name="P26">Getting Started</text:p>
      <text:p text:style-name="P7"/>
      <text:p text:style-name="P12"><text:span text:style-name="T1">if you have already solana install feel free to skip it . </text:span><text:span text:style-name="T2"><text:s/></text:span></text:p>
      <text:p text:style-name="P45"/>
      <text:p text:style-name="P39"><text:span text:style-name="T6">Time to install </text:span><text:a xlink:type="simple" xlink:href="https://curl.se/" office:target-frame-name="_blank" xlink:show="new" text:style-name="Internet_20_link" text:visited-style-name="Visited_20_Internet_20_Link"><text:span text:style-name="T10">curl</text:span></text:a><text:span text:style-name="T6">, </text:span><text:a xlink:type="simple" xlink:href="https://nodejs.org/en/" office:target-frame-name="_blank" xlink:show="new" text:style-name="Internet_20_link" text:visited-style-name="Visited_20_Internet_20_Link"><text:span text:style-name="T10">node</text:span></text:a><text:span text:style-name="T5"> </text:span><text:span text:style-name="T6">and </text:span><text:a xlink:type="simple" xlink:href="https://nvm.sh/" office:target-frame-name="_blank" xlink:show="new" text:style-name="Internet_20_link" text:visited-style-name="Visited_20_Internet_20_Link"><text:span text:style-name="T10">nvm</text:span></text:a><text:span text:style-name="T5"> </text:span><text:span text:style-name="T6">(node version manager) in Ubuntu</text:span></text:p>
      <text:p text:style-name="P49"/>
      <text:p text:style-name="P50">Open Ubuntu Terminal</text:p>
      <text:p text:style-name="P13"><text:span text:style-name="T3">copy below commands to install curl and </text:span><text:span text:style-name="T4">nvm </text:span><text:span text:style-name="T3">and run in terminal </text:span></text:p>
      <text:p text:style-name="P51"/>
      <text:p text:style-name="P46">sudo apt-get install curl</text:p>
      <text:p text:style-name="P46"/>
      <text:p text:style-name="P46">curl -o- https://raw.githubusercontent.com/nvm-sh/nvm/v0.38.0/install.sh | bash</text:p>
      <text:p text:style-name="P7"/>
      <text:p text:style-name="P7"/>
      <text:p text:style-name="P14">Run the following Command </text:p>
      <text:p text:style-name="P47"/>
      <text:p text:style-name="P52">command -v nvm</text:p>
      <text:p text:style-name="P53"/>
      <text:p text:style-name="P8">If the output from running the previous command returns “nvm”, this means it was correctly installed. <text:span text:style-name="T17">Else you might need help from the internet with concern error . </text:span></text:p>
      <text:p text:style-name="P8"/>
      <text:p text:style-name="P9">Now, install node using nvm.</text:p>
      <text:p text:style-name="P79">nvm install –lts</text:p>
      <text:p text:style-name="P79"/>
      <text:p text:style-name="P27">We are going to install the following</text:p>
      <text:list xml:id="list434079151" text:style-name="L1">
        <text:list-item>
          <text:p text:style-name="P80">Rust, <text:s/></text:p>
        </text:list-item>
        <text:list-item>
          <text:p text:style-name="P80">Solana, </text:p>
        </text:list-item>
        <text:list-item>
          <text:p text:style-name="P81">Anchor </text:p>
        </text:list-item>
      </text:list>
      <text:p text:style-name="P15"/>
      <text:p text:style-name="P15"/>
      <text:p text:style-name="P15"/>
      <text:p text:style-name="P15"><text:soft-page-break/></text:p>
      <text:p text:style-name="P3">Installing Rust </text:p>
      <text:p text:style-name="P3"/>
      <text:p text:style-name="P83">Start with installing Rust using the terminal.</text:p>
      <text:p text:style-name="P16">curl --proto '=https' --tlsv1.2 -sSf https://sh.rustup.rs | sh</text:p>
      <text:p text:style-name="P16"/>
      <text:p text:style-name="P18">Verify Rust was installed correctly as well as the rust compiler.</text:p>
      <text:p text:style-name="P23"/>
      <text:p text:style-name="P16">rustup --version</text:p>
      <text:p text:style-name="P16">rustc –version</text:p>
      <text:p text:style-name="P16">cargo –version</text:p>
      <text:p text:style-name="P16"/>
      <text:p text:style-name="P18">if there any issue refer here <text:a xlink:type="simple" xlink:href="https://doc.rust-lang.org/book/ch01-01-installation.html" text:style-name="Internet_20_link" text:visited-style-name="Visited_20_Internet_20_Link"><text:span text:style-name="T20">https://doc.rust-lang.org/book/ch01-01-installation.html</text:span></text:a></text:p>
      <text:p text:style-name="P18"/>
      <text:h text:style-name="P30" text:outline-level="3">Installing Solana</text:h>
      <text:p text:style-name="P18">Run the below in Terminal</text:p>
      <text:p text:style-name="P23"><text:span text:style-name="T9">sh -c "$(curl -sSfL </text:span><text:a xlink:type="simple" xlink:href="https://release.solana.com/stable/install" text:style-name="Internet_20_link" text:visited-style-name="Visited_20_Internet_20_Link"><text:span text:style-name="T21">https://release.solana.com/stable/install</text:span></text:a><text:span text:style-name="T9">)"</text:span></text:p>
      <text:p text:style-name="P23"/>
      <text:p text:style-name="P18">verify it was successfully installed</text:p>
      <text:p text:style-name="P23">solana --version</text:p>
      <text:p text:style-name="P19">if there any issue refer here <text:a xlink:type="simple" xlink:href="https://docs.solana.com/cli/install-solana-cli-tools#use-solanas-install-tool" text:style-name="Internet_20_link" text:visited-style-name="Visited_20_Internet_20_Link"><text:span text:style-name="T25">https://docs.solana.com/cli/install-solana-cli-tools#use-solanas-install-tool</text:span></text:a></text:p>
      <text:p text:style-name="P90"/>
      <text:p text:style-name="P90"/>
      <text:p text:style-name="P90"/>
      <text:p text:style-name="P90"/>
      <text:p text:style-name="P90"/>
      <text:h text:style-name="P31" text:outline-level="3"><text:soft-page-break/>Installing <text:span text:style-name="T26">Anchor </text:span></text:h>
      <text:p text:style-name="P32"/>
      <text:p text:style-name="P35">Run the commands in Terminal</text:p>
      <text:p text:style-name="P34">sudo apt-get update &amp;&amp; sudo apt-get upgrade &amp;&amp; sudo apt-get install -y pkg-config build-essential libudev-dev</text:p>
      <text:p text:style-name="P33"><text:span text:style-name="Source_20_Text"><text:span text:style-name="T18">cargo install --git https://github.com/project-serum/anchor --tag v0.24.1 anchor-cli --locked</text:span></text:span></text:p>
      <text:p text:style-name="Text_20_body"><text:line-break/><text:span text:style-name="T26">Verify it </text:span></text:p>
      <text:p text:style-name="P28">anchor –version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h text:style-name="P1" text:outline-level="1"><text:span text:style-name="T12">Solana </text:span><text:span text:style-name="T11">Token Program</text:span></text:h>
      <text:p text:style-name="P91"/>
      <text:p text:style-name="P24"><text:span text:style-name="T8">Go ahead and clone this repo by following command</text:span><text:span text:style-name="T19"> </text:span></text:p>
      <text:p text:style-name="P25"><text:span text:style-name="T19">git clone </text:span><text:a xlink:type="simple" xlink:href="https://github.com/solana-labs/solana-program-library.git" text:style-name="Internet_20_link" text:visited-style-name="Visited_20_Internet_20_Link"><text:span text:style-name="T22">https://github.com/solana-labs/solana-program-library.git</text:span></text:a></text:p>
      <text:p text:style-name="P92"/>
      <text:p text:style-name="P20">install <text:s/>git cli if you don’t <text:s/>. </text:p>
      <text:p text:style-name="P20"/>
      <text:p text:style-name="P21"><text:span text:style-name="T27">Navigate to Token-swap dir then in Program, <text:s/>in the cloned repo. Open terminal in it .</text:span> </text:p>
      <text:p text:style-name="P21"/>
      <text:p text:style-name="P38"># To build all on-chain programs</text:p>
      <text:p text:style-name="P36"/>
      <text:p text:style-name="P37">$ cargo build-sbf</text:p>
      <text:p text:style-name="P37"/>
      <text:p text:style-name="P82"><text:span text:style-name="T32">Deploy</text:span> </text:p>
      <text:p text:style-name="P82"><text:span text:style-name="T33">To deploy this contract ,make sure select you preferred network RPC. </text:span></text:p>
      <text:p text:style-name="P82"><text:span text:style-name="T33"/></text:p>
      <text:p text:style-name="P82"><text:span text:style-name="T33">For Devnet paste the below command in terminal.</text:span></text:p>
      <text:p text:style-name="P42"><text:span text:style-name="Source_20_Text"><text:span text:style-name="T23">solana config set --url </text:span></text:span><text:a xlink:type="simple" xlink:href="https://api.devnet.solana.com/" text:style-name="Internet_20_link" text:visited-style-name="Visited_20_Internet_20_Link"><text:span text:style-name="Source_20_Text"><text:span text:style-name="T37">https://api.devnet.solana.com</text:span></text:span></text:a></text:p>
      <text:p text:style-name="P42"><text:span text:style-name="Source_20_Text"><text:span text:style-name="T35"/></text:span></text:p>
      <text:p text:style-name="P42"><text:span text:style-name="Source_20_Text"><text:span text:style-name="T13">Get Airdrop </text:span></text:span></text:p>
      <text:p text:style-name="P42"><text:span text:style-name="Source_20_Text"><text:span text:style-name="T13"/></text:span></text:p>
      <text:p text:style-name="P42"><text:span text:style-name="Source_20_Text"><text:span text:style-name="T15">Solana airdrop 2</text:span></text:span></text:p>
      <text:p text:style-name="P42"><text:span text:style-name="Source_20_Text"><text:span text:style-name="T15"/></text:span></text:p>
      <text:p text:style-name="P42"><text:span text:style-name="Source_20_Text"><text:span text:style-name="T13"/></text:span></text:p>
      <text:p text:style-name="P82"><text:span text:style-name="Source_20_Text"><text:span text:style-name="T13">Now, before writing the actual contract, go ahead and add the Solana program package by running the command below in the terminal:</text:span></text:span></text:p>
      <text:p text:style-name="P93">cargo add solana_program</text:p>
      <text:p text:style-name="P42"><text:span text:style-name="Source_20_Text"><text:span text:style-name="T13"/></text:span></text:p>
      <text:p text:style-name="P42"><text:span text:style-name="Source_20_Text"><text:span text:style-name="T13"/></text:span></text:p>
      <text:p text:style-name="P42"><text:span text:style-name="Source_20_Text"><text:span text:style-name="T13"/></text:span></text:p>
      <text:p text:style-name="P42"><text:soft-page-break/><text:span text:style-name="Source_20_Text"><text:span text:style-name="T13"/></text:span></text:p>
      <text:p text:style-name="P42"><text:span text:style-name="Source_20_Text"><text:span text:style-name="T13"/></text:span></text:p>
      <text:p text:style-name="P42"><text:span text:style-name="Source_20_Text"><text:span text:style-name="T13">Build it by using this command </text:span></text:span></text:p>
      <text:p text:style-name="P42"><text:span text:style-name="Source_20_Text"><text:span text:style-name="T13"/></text:span></text:p>
      <text:p text:style-name="P42"><text:span text:style-name="Source_20_Text"><text:span text:style-name="T15">cargo build-bpf</text:span></text:span></text:p>
      <text:p text:style-name="P42"><text:span text:style-name="Source_20_Text"><text:span text:style-name="T13"/></text:span></text:p>
      <text:p text:style-name="P42"><text:span text:style-name="Source_20_Text"><text:span text:style-name="T13"/></text:span></text:p>
      <text:p text:style-name="P42"><text:span text:style-name="Source_20_Text"><text:span text:style-name="T7">deploy the smart contract using the Solana deploy command:</text:span></text:span></text:p>
      <text:p text:style-name="P42"><text:span text:style-name="Source_20_Text"><text:span text:style-name="T7"/></text:span></text:p>
      <text:p text:style-name="P42"><text:span text:style-name="Source_20_Text"><text:span text:style-name="T7"/></text:span></text:p>
      <text:p text:style-name="P48"><text:span text:style-name="Source_20_Text"><text:span text:style-name="T15">solana program deploy ./target/deploy/spl_token_swap.so</text:span></text:span></text:p>
      <text:p text:style-name="Standard"><text:line-break/></text:p>
      <text:p text:style-name="P42"><text:span text:style-name="Source_20_Text"><text:span text:style-name="T13"/></text:span></text:p>
      <text:p text:style-name="P43"><text:span text:style-name="Source_20_Text"><text:span text:style-name="T14">After successfully deploying you will get the programID in the terminal </text:span></text:span></text:p>
      <text:p text:style-name="P43"><text:span text:style-name="Source_20_Text"><text:span text:style-name="T14">copy that programID and paste it in solana_program::declare_id! Macro present in <text:s/>lib.rs file .</text:span></text:span></text:p>
      <text:p text:style-name="P42"><text:span text:style-name="Source_20_Text"><text:span text:style-name="T35"/></text:span></text:p>
      <text:p text:style-name="Text_20_body"><text:line-break/></text:p>
      <text:h text:style-name="P40" text:outline-level="3">Test<text:span text:style-name="T31">s</text:span></text:h>
      <text:p text:style-name="P6">Unit tests contained within all projects can be run with:</text:p>
      <text:p text:style-name="P4">$ cargo test <text:s text:c="5"/># &lt;-- runs host-based tests</text:p>
      <text:p text:style-name="P4">$ cargo test-sbf <text:s/># &lt;-- runs BPF program tests</text:p>
      <text:p text:style-name="P5"/>
      <text:p text:style-name="P6">To run a specific program's tests, such as SPL Token:</text:p>
      <text:p text:style-name="P4">$ cd token/program</text:p>
      <text:p text:style-name="P4">$ cargo test <text:s text:c="5"/># &lt;-- runs host-based tests</text:p>
      <text:p text:style-name="P4">$ cargo test-sbf <text:s/># &lt;-- runs BPF program tests</text:p>
      <text:p text:style-name="P10"/>
      <text:p text:style-name="P22">Further details can be found in Readme file of the repo <text:span text:style-name="T25">https://github.com/solana-labs/solana-program-library</text:span></text:p>
      <text:p text:style-name="P17"/>
      <text:p text:style-name="P17"/>
      <text:p text:style-name="P17"/>
      <text:p text:style-name="P20"/>
      <text:p text:style-name="P20"><text:soft-page-break/></text:p>
      <text:p text:style-name="P20"/>
      <text:p text:style-name="P85">Create an empty typescript file <text:span text:style-name="T51">or </text:span>You can either copy it from js/test. </text:p>
      <text:p text:style-name="P85"/>
      <text:p text:style-name="P86">I am importing my system wallets by using readFileSync . You can simply replace them generating your solana wallets by this command : <text:span text:style-name="T36">Solana-keygen -k new </text:span></text:p>
      <text:p text:style-name="P87">Below </text:p>
      <text:p text:style-name="P66">// The following globals are created by `createTokenSwap` and used by subsequent tests</text:p>
      <text:p text:style-name="P64">// Token swap</text:p>
      <text:p text:style-name="P55"><text:span text:style-name="T40">let</text:span> <text:span text:style-name="T43">tokenSwap</text:span>: <text:span text:style-name="T45">TokenSwap</text:span>;</text:p>
      <text:p text:style-name="P64">// authority of the token and accounts</text:p>
      <text:p text:style-name="P55"><text:span text:style-name="T40">let</text:span> <text:span text:style-name="T43">authority</text:span>: <text:span text:style-name="T45">PublicKey</text:span>;</text:p>
      <text:p text:style-name="P64">// bump seed used to generate the authority public key</text:p>
      <text:p text:style-name="P55"><text:span text:style-name="T40">let</text:span> <text:span text:style-name="T43">bumpSeed</text:span>: <text:span text:style-name="T45">number</text:span>;</text:p>
      <text:p text:style-name="P64">// owner of the user accounts</text:p>
      <text:p text:style-name="P55"><text:span text:style-name="T40">let</text:span> <text:span text:style-name="T43">owner</text:span>: <text:span text:style-name="T45">Account</text:span>;</text:p>
      <text:p text:style-name="P64">// Token pool</text:p>
      <text:p text:style-name="P55"><text:span text:style-name="T40">let</text:span> <text:span text:style-name="T43">tokenPool</text:span>;</text:p>
      <text:p text:style-name="P55"><text:span text:style-name="T40">let</text:span> <text:span text:style-name="T43">tokenAccountPool</text:span>: <text:span text:style-name="T45">PublicKey</text:span>;</text:p>
      <text:p text:style-name="P55"><text:span text:style-name="T40">let</text:span> <text:span text:style-name="T43">feeAccount</text:span>: <text:span text:style-name="T45">PublicKey</text:span>;</text:p>
      <text:p text:style-name="P64">// Tokens swapped</text:p>
      <text:p text:style-name="P55"><text:span text:style-name="T40">let</text:span> <text:span text:style-name="T43">mintA</text:span>;<text:span text:style-name="T50">// Token;</text:span></text:p>
      <text:p text:style-name="P55"><text:span text:style-name="T40">let</text:span> <text:span text:style-name="T43">mintB</text:span>;<text:span text:style-name="T50">//: Token;</text:span></text:p>
      <text:p text:style-name="P55"><text:span text:style-name="T40">let</text:span> <text:span text:style-name="T43">tokenAccountA</text:span>: <text:span text:style-name="T45">PublicKey</text:span>;</text:p>
      <text:p text:style-name="P55"><text:span text:style-name="T40">let</text:span> <text:span text:style-name="T43">tokenAccountB</text:span>: <text:span text:style-name="T45">PublicKey</text:span>;</text:p>
      <text:p text:style-name="P55"><text:span text:style-name="T40">let</text:span> <text:span text:style-name="T43">userAccountA</text:span>: <text:span text:style-name="T45">PublicKey</text:span>;</text:p>
      <text:p text:style-name="P55"><text:span text:style-name="T40">let</text:span> <text:span text:style-name="T43">userAccountB</text:span>: <text:span text:style-name="T45">PublicKey</text:span>;</text:p>
      <text:p text:style-name="P64">// Hard-coded fee address, for testing production mode</text:p>
      <text:p text:style-name="P55"><text:span text:style-name="T40">const</text:span> <text:span text:style-name="T46">SWAP_PROGRAM_OWNER_FEE_ADDRESS</text:span> =</text:p>
      <text:p text:style-name="P55"><text:span text:style-name="T43">process</text:span>.<text:span text:style-name="T43">env</text:span>.<text:span text:style-name="T46">SWAP_PROGRAM_OWNER_FEE_ADDRESS</text:span>;</text:p>
      <text:p text:style-name="P68"/>
      <text:p text:style-name="P64">// Pool fees</text:p>
      <text:p text:style-name="P55"><text:span text:style-name="T40">const</text:span> <text:span text:style-name="T46">TRADING_FEE_NUMERATOR</text:span> = <text:span text:style-name="T62">25</text:span>;</text:p>
      <text:p text:style-name="P55"><text:span text:style-name="T40">const</text:span> <text:span text:style-name="T46">TRADING_FEE_DENOMINATOR</text:span> = <text:span text:style-name="T62">10000</text:span>;</text:p>
      <text:p text:style-name="P55"><text:span text:style-name="T40">const</text:span> <text:span text:style-name="T46">OWNER_TRADING_FEE_NUMERATOR</text:span> = <text:span text:style-name="T62">5</text:span>;</text:p>
      <text:p text:style-name="P55"><text:span text:style-name="T40">const</text:span> <text:span text:style-name="T46">OWNER_TRADING_FEE_DENOMINATOR</text:span> = <text:span text:style-name="T62">10000</text:span>;</text:p>
      <text:p text:style-name="P55"><text:span text:style-name="T40">const</text:span> <text:span text:style-name="T46">OWNER_WITHDRAW_FEE_NUMERATOR</text:span> = <text:span text:style-name="T46">SWAP_PROGRAM_OWNER_FEE_ADDRESS</text:span> ? <text:span text:style-name="T62">0</text:span> : <text:span text:style-name="T62">1</text:span>;</text:p>
      <text:p text:style-name="P55"><text:span text:style-name="T40">const</text:span> <text:span text:style-name="T46">OWNER_WITHDRAW_FEE_DENOMINATOR</text:span> = <text:span text:style-name="T46">SWAP_PROGRAM_OWNER_FEE_ADDRESS</text:span> ? <text:span text:style-name="T62">0</text:span> : <text:span text:style-name="T62">6</text:span>;</text:p>
      <text:p text:style-name="P55"><text:span text:style-name="T40">const</text:span> <text:span text:style-name="T46">HOST_FEE_NUMERATOR</text:span> = <text:span text:style-name="T62">20</text:span>;</text:p>
      <text:p text:style-name="P55"><text:span text:style-name="T40">const</text:span> <text:span text:style-name="T46">HOST_FEE_DENOMINATOR</text:span> = <text:span text:style-name="T62">100</text:span>;</text:p>
      <text:p text:style-name="P68"/>
      <text:p text:style-name="P64"><text:soft-page-break/>// Initial amount in each swap token</text:p>
      <text:p text:style-name="P55"><text:span text:style-name="T40">let</text:span> <text:span text:style-name="T43">currentSwapTokenA</text:span> = <text:span text:style-name="T62">1000000</text:span>;</text:p>
      <text:p text:style-name="P55"><text:span text:style-name="T40">let</text:span> <text:span text:style-name="T43">currentSwapTokenB</text:span> = <text:span text:style-name="T62">1000000</text:span>;</text:p>
      <text:p text:style-name="P55"><text:span text:style-name="T40">let</text:span> <text:span text:style-name="T43">currentFeeAmount</text:span> = <text:span text:style-name="T62">0</text:span>;</text:p>
      <text:p text:style-name="P68"/>
      <text:p text:style-name="P64">// Swap instruction constants</text:p>
      <text:p text:style-name="P64">// Because there is no withdraw fee in the production version, these numbers</text:p>
      <text:p text:style-name="P64">// need to get slightly tweaked in the two cases.</text:p>
      <text:p text:style-name="P55"><text:span text:style-name="T40">const</text:span> <text:span text:style-name="T46">SWAP_AMOUNT_IN</text:span> = <text:span text:style-name="T62">100000</text:span>;</text:p>
      <text:p text:style-name="P55"><text:span text:style-name="T40">const</text:span> <text:span text:style-name="T46">SWAP_AMOUNT_OUT</text:span> = <text:span text:style-name="T46">SWAP_PROGRAM_OWNER_FEE_ADDRESS</text:span> ? <text:span text:style-name="T62">90661</text:span> : <text:span text:style-name="T62">90674</text:span>;</text:p>
      <text:p text:style-name="P55"><text:span text:style-name="T40">const</text:span> <text:span text:style-name="T46">SWAP_FEE</text:span> = <text:span text:style-name="T46">SWAP_PROGRAM_OWNER_FEE_ADDRESS</text:span> ? <text:span text:style-name="T62">22727</text:span> : <text:span text:style-name="T62">22730</text:span>;</text:p>
      <text:p text:style-name="P55"><text:span text:style-name="T40">const</text:span> <text:span text:style-name="T46">HOST_SWAP_FEE</text:span> = <text:span text:style-name="T46">SWAP_PROGRAM_OWNER_FEE_ADDRESS</text:span></text:p>
      <text:p text:style-name="P55">? <text:span text:style-name="T43">Math</text:span>.<text:span text:style-name="T41">floor</text:span>((<text:span text:style-name="T46">SWAP_FEE</text:span> * <text:span text:style-name="T46">HOST_FEE_NUMERATOR</text:span>) / <text:span text:style-name="T46">HOST_FEE_DENOMINATOR</text:span>)</text:p>
      <text:p text:style-name="P55">: <text:span text:style-name="T62">0</text:span>;</text:p>
      <text:p text:style-name="P55"><text:span text:style-name="T40">const</text:span> <text:span text:style-name="T46">OWNER_SWAP_FEE</text:span> = <text:span text:style-name="T46">SWAP_FEE</text:span> - <text:span text:style-name="T46">HOST_SWAP_FEE</text:span>;</text:p>
      <text:p text:style-name="P68"/>
      <text:p text:style-name="P64">// Pool token amount minted on init</text:p>
      <text:p text:style-name="P55"><text:span text:style-name="T40">const</text:span> <text:span text:style-name="T46">DEFAULT_POOL_TOKEN_AMOUNT</text:span> = <text:span text:style-name="T62">1000000000</text:span>;</text:p>
      <text:p text:style-name="P64">// Pool token amount to withdraw / deposit</text:p>
      <text:p text:style-name="P55"><text:span text:style-name="T40">const</text:span> <text:span text:style-name="T46">POOL_TOKEN_AMOUNT</text:span> = <text:span text:style-name="T62">10000000</text:span>;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<text:soft-page-break/></text:p>
      <text:p text:style-name="P59"><text:span text:style-name="T38">export</text:span> <text:span text:style-name="T40">async</text:span> <text:span text:style-name="T40">function</text:span> <text:span text:style-name="T41">createTokenSwap</text:span>(</text:p>
      <text:p text:style-name="P60"><text:span text:style-name="T43">curveType</text:span>: <text:span text:style-name="T45">number</text:span>,</text:p>
      <text:p text:style-name="P60"><text:span text:style-name="T43">curveParameters</text:span>?: <text:span text:style-name="T45">Numberu64</text:span>,</text:p>
      <text:p text:style-name="P60">): <text:span text:style-name="T45">Promise</text:span>&lt;<text:span text:style-name="T45">void</text:span>&gt; {</text:p>
      <text:p text:style-name="P60"><text:span text:style-name="T40">const</text:span> <text:span text:style-name="T46">connection</text:span> = <text:span text:style-name="T38">await</text:span> <text:span text:style-name="T41">getConnection</text:span>();</text:p>
      <text:p text:style-name="P60"><text:span text:style-name="T40">const</text:span> <text:span text:style-name="T46">secret</text:span> = <text:span text:style-name="T43">JSON</text:span>.<text:span text:style-name="T41">parse</text:span>(</text:p>
      <text:p text:style-name="P63">fs</text:p>
      <text:p text:style-name="P60">.<text:span text:style-name="T41">readFileSync</text:span>(<text:span text:style-name="T48">'d5z9TURKyVMKtZg9YE89XW7GTvYd8TJK9MfWAnyG7x1.json'</text:span>) <text:span text:style-name="T51">Crea</text:span></text:p>
      <text:p text:style-name="P60">.<text:span text:style-name="T41">toString</text:span>(),</text:p>
      <text:p text:style-name="P60">) <text:span text:style-name="T38">as</text:span> <text:span text:style-name="T45">number</text:span>[];</text:p>
      <text:p text:style-name="P60"><text:span text:style-name="T40">const</text:span> <text:span text:style-name="T46">secretKey</text:span> = <text:span text:style-name="T45">Uint8Array</text:span>.<text:span text:style-name="T41">from</text:span>(<text:span text:style-name="T46">secret</text:span>);</text:p>
      <text:p text:style-name="P60"><text:span text:style-name="T40">const</text:span> <text:span text:style-name="T46">payer</text:span> = <text:span text:style-name="T40">new</text:span> <text:span text:style-name="T45">Account</text:span>(<text:span text:style-name="T46">secretKey</text:span>);</text:p>
      <text:p text:style-name="P60"><text:span text:style-name="T43">owner</text:span> = <text:span text:style-name="T40">new</text:span> <text:span text:style-name="T45">Account</text:span>(<text:span text:style-name="T46">secretKey</text:span>);</text:p>
      <text:p text:style-name="P60"><text:span text:style-name="T40">const</text:span> <text:span text:style-name="T46">secretTokenSwap</text:span> = <text:span text:style-name="T43">JSON</text:span>.<text:span text:style-name="T41">parse</text:span>(</text:p>
      <text:p text:style-name="P63">fs</text:p>
      <text:p text:style-name="P60">.<text:span text:style-name="T41">readFileSync</text:span>(<text:span text:style-name="T48">'TSAm8mcZYDUiKgkwc9BomrqZG4HPFQnRst42YEoVkgN.json'</text:span>)</text:p>
      <text:p text:style-name="P60">.<text:span text:style-name="T41">toString</text:span>(),</text:p>
      <text:p text:style-name="P60">) <text:span text:style-name="T38">as</text:span> <text:span text:style-name="T45">number</text:span>[];</text:p>
      <text:p text:style-name="P60"><text:span text:style-name="T40">const</text:span> <text:span text:style-name="T46">secretKeyTokenSwap</text:span> = <text:span text:style-name="T45">Uint8Array</text:span>.<text:span text:style-name="T41">from</text:span>(<text:span text:style-name="T46">secretTokenSwap</text:span>);</text:p>
      <text:p text:style-name="P60"><text:span text:style-name="T40">const</text:span> <text:span text:style-name="T46">tokenSwapAccount</text:span> = <text:span text:style-name="T40">new</text:span> <text:span text:style-name="T45">Account</text:span>(<text:span text:style-name="T46">secretKeyTokenSwap</text:span>);</text:p>
      <text:p text:style-name="P70"/>
      <text:p text:style-name="P60">[<text:span text:style-name="T43">authority</text:span>, <text:span text:style-name="T43">bumpSeed</text:span>] = <text:span text:style-name="T38">await</text:span> <text:span text:style-name="T45">PublicKey</text:span>.<text:span text:style-name="T41">findProgramAddress</text:span>(</text:p>
      <text:p text:style-name="P60">[<text:span text:style-name="T46">tokenSwapAccount</text:span>.<text:span text:style-name="T43">publicKey</text:span>.<text:span text:style-name="T41">toBuffer</text:span>()],</text:p>
      <text:p text:style-name="P60"><text:span text:style-name="T46">TOKEN_SWAP_PROGRAM_ID</text:span>,</text:p>
      <text:p text:style-name="P60">);</text:p>
      <text:p text:style-name="P70"/>
      <text:p text:style-name="P60"><text:span text:style-name="T43">console</text:span>.<text:span text:style-name="T41">log</text:span>(<text:span text:style-name="T48">'The swap authority is '</text:span>, <text:span text:style-name="T43">authority</text:span>);</text:p>
      <text:p text:style-name="P60"><text:span text:style-name="T43">console</text:span>.<text:span text:style-name="T41">log</text:span>(<text:span text:style-name="T48">'creating pool mint'</text:span>);</text:p>
      <text:p text:style-name="P60"><text:span text:style-name="T52">// </text:span><text:span text:style-name="T53">Minting pool Token</text:span><text:span text:style-name="T51"> </text:span></text:p>
      <text:p text:style-name="P73">// <text:span text:style-name="T51">For First time you need to uncomment the code below. You will get the mint //Address after runnig it. Replace mint address with token pool <text:s text:c="3"/></text:span></text:p>
      <text:p text:style-name="P73"><text:span text:style-name="T51">// comment <text:s/>create mint code <text:s/>Else it will always generate new mint Address </text:span></text:p>
      <text:p text:style-name="P60"><text:span text:style-name="T43">tokenPool</text:span> = <text:span text:style-name="T40">new</text:span> <text:span text:style-name="T45">PublicKey</text:span>(<text:span text:style-name="T48">'3vVQjmFGZpJLpMBfCHMJd8F89fzFMbJLqZ6zjJdG3Kv2'</text:span>);</text:p>
      <text:p text:style-name="P60"/>
      <text:p text:style-name="P67">// tokenPool = await Token.createMint(</text:p>
      <text:p text:style-name="P67">// connection,</text:p>
      <text:p text:style-name="P67">// payer,</text:p>
      <text:p text:style-name="P67">// authority, //mint</text:p>
      <text:p text:style-name="P67">// null, // freeze</text:p>
      <text:p text:style-name="P67">// 2,</text:p>
      <text:p text:style-name="P67">// TOKEN_PROGRAM_ID, //SPL Token program account</text:p>
      <text:p text:style-name="P67">// );</text:p>
      <text:p text:style-name="P67"/>
      <text:p text:style-name="P60"><text:span text:style-name="T43">console</text:span>.<text:span text:style-name="T41">log</text:span>(<text:span text:style-name="T48">''</text:span>);</text:p>
      <text:p text:style-name="P60"><text:soft-page-break/><text:span text:style-name="T43">console</text:span>.<text:span text:style-name="T41">log</text:span>(<text:span text:style-name="T48">'The ProgramID'</text:span>, <text:span text:style-name="T46">TOKEN_SWAP_PROGRAM_ID</text:span>);</text:p>
      <text:p text:style-name="P60"><text:span text:style-name="T43">console</text:span>.<text:span text:style-name="T41">log</text:span>(<text:span text:style-name="T48">'Pool mint '</text:span>, <text:span text:style-name="T43">tokenPool</text:span>);</text:p>
      <text:p text:style-name="P60"/>
      <text:p text:style-name="P77"><text:span text:style-name="T28">// </text:span><text:span text:style-name="T29">To hold these Pool Token we need to have an <text:s/>account to hold them</text:span></text:p>
      <text:p text:style-name="P77"><text:span text:style-name="T29">// For first run, you need to uncomment the create account pool <text:s/>code. </text:span></text:p>
      <text:p text:style-name="P77"><text:span text:style-name="T29">// It will generate </text:span><text:span text:style-name="T30">a new account replace the account address in token Account pool </text:span></text:p>
      <text:p text:style-name="P77"><text:span text:style-name="T30">// Comment the createAccount code else it will genreate new account for every run .</text:span></text:p>
      <text:p text:style-name="P72"/>
      <text:p text:style-name="P60"><text:span text:style-name="T43">console</text:span>.<text:span text:style-name="T41">log</text:span>(<text:span text:style-name="T48">'creating pool account'</text:span>);</text:p>
      <text:p text:style-name="P60"><text:span text:style-name="T43">tokenAccountPool</text:span> = <text:span text:style-name="T40">new</text:span> <text:span text:style-name="T45">PublicKey</text:span>(</text:p>
      <text:p text:style-name="P60"><text:span text:style-name="T48">'7dh8ffutXRZxMvyD6LDZsSCuDfSGxTASfreqUDdeH5Lr'</text:span>,</text:p>
      <text:p text:style-name="P60">);</text:p>
      <text:p text:style-name="P67">// tokenAccountPool = await tokenPool.createAccount(owner.publicKey);</text:p>
      <text:p text:style-name="P67">// const temp=JSON.stringify(tokenAccountPool.toJSON);</text:p>
      <text:p text:style-name="P67">//console.log(tokenAccountPool.toBase58());</text:p>
      <text:p text:style-name="P67">//fs.writeFileSync('tokenAccount.json',tokenAccountPool.toJSON() );</text:p>
      <text:p text:style-name="P70"/>
      <text:p text:style-name="P60"><text:span text:style-name="T43">console</text:span>.<text:span text:style-name="T41">log</text:span>(<text:span text:style-name="T48">'The Pool mint account is '</text:span>, <text:span text:style-name="T43">tokenAccountPool</text:span>);</text:p>
      <text:p text:style-name="P60"><text:span text:style-name="T40">const</text:span> <text:span text:style-name="T46">ownerKey</text:span> = <text:span text:style-name="T43">owner</text:span>.<text:span text:style-name="T43">publicKey</text:span>.<text:span text:style-name="T41">toString</text:span>();</text:p>
      <text:p text:style-name="P60"/>
      <text:p text:style-name="P74">// <text:span text:style-name="T60">Fee account to get fee deposits , You can paste any account address here or </text:span></text:p>
      <text:p text:style-name="P74"><text:span text:style-name="T60">// Leave it as it <text:s/></text:span></text:p>
      <text:p text:style-name="P74"/>
      <text:p text:style-name="P60"><text:span text:style-name="T43">feeAccount</text:span> = <text:span text:style-name="T40">new</text:span> <text:span text:style-name="T45">PublicKey</text:span>(<text:span text:style-name="T48">'A3F6BeRsRXxKBbZczaytJZE4F653RRpNa2mzPyz4AYrH'</text:span>);</text:p>
      <text:p text:style-name="P67">// feeAccount = await tokenPool.createAccount(new PublicKey(ownerKey));</text:p>
      <text:p text:style-name="P60"><text:span text:style-name="T43">console</text:span>.<text:span text:style-name="T41">log</text:span>(<text:span text:style-name="T48">'The Fee account is '</text:span>, <text:span text:style-name="T43">feeAccount</text:span>);</text:p>
      <text:p text:style-name="P60"/>
      <text:p text:style-name="P75">// <text:span text:style-name="T60">Since we are swapping 2 Token, named Token A and Token B</text:span></text:p>
      <text:p text:style-name="P74">// <text:span text:style-name="T60">You create Spl-token Through command line using spl-token create or by </text:span></text:p>
      <text:p text:style-name="P74"><text:span text:style-name="T60">// un-commentating <text:s/>the code below make sure to comment it else it will create </text:span></text:p>
      <text:p text:style-name="P74">// <text:span text:style-name="T60">new account on every run <text:s/>.</text:span></text:p>
      <text:p text:style-name="P60"><text:span text:style-name="T43">console</text:span>.<text:span text:style-name="T41">log</text:span>(<text:span text:style-name="T48">'creating token A'</text:span>);</text:p>
      <text:p text:style-name="P67">// mintA = await Token.createMint(</text:p>
      <text:p text:style-name="P67">// connection,</text:p>
      <text:p text:style-name="P67">// payer,</text:p>
      <text:p text:style-name="P67">// owner.publicKey,</text:p>
      <text:p text:style-name="P67">// null,</text:p>
      <text:p text:style-name="P67">// 2,</text:p>
      <text:p text:style-name="P67">// TOKEN_PROGRAM_ID,</text:p>
      <text:p text:style-name="P67">// );</text:p>
      <text:p text:style-name="P67"/>
      <text:p text:style-name="P67"><text:span text:style-name="T52">// </text:span><text:span text:style-name="T54">Once having mint Address of created token paste it here</text:span><text:span text:style-name="T60"> </text:span></text:p>
      <text:p text:style-name="P60"><text:span text:style-name="T43">mintA</text:span>= <text:span text:style-name="T40">new</text:span> <text:span text:style-name="T45">PublicKey</text:span>(<text:span text:style-name="T48">"97XEBow8d9otSkNM3SuyKJ5cFaDD6f7u8XVoLxU48bMG"</text:span>);</text:p>
      <text:p text:style-name="P70"/>
      <text:p text:style-name="P60"><text:span text:style-name="T43">console</text:span>.<text:span text:style-name="T41">log</text:span>(<text:span text:style-name="T48">'Mint of Token A is '</text:span>, <text:span text:style-name="T43">mintA</text:span>);</text:p>
      <text:p text:style-name="P60"><text:span text:style-name="T43">console</text:span>.<text:span text:style-name="T41">log</text:span>(<text:span text:style-name="T48">'creating token A account for swap'</text:span>);</text:p>
      <text:p text:style-name="P60"><text:soft-page-break/></text:p>
      <text:p text:style-name="P60"><text:span text:style-name="T52">// </text:span><text:span text:style-name="T55">Creating Program account to hold Token A by un-commenting below code</text:span><text:span text:style-name="T61"> </text:span></text:p>
      <text:p text:style-name="P60"/>
      <text:p text:style-name="P61"><text:span text:style-name="T43">tokenAccountA</text:span> = <text:span text:style-name="T40">new</text:span> <text:span text:style-name="T45">PublicKey</text:span>(<text:span text:style-name="T48">"82MgziLkzUQw2X1aefV9TrfJnS2dLAcKi9C3USNcQvmA"</text:span>)</text:p>
      <text:p text:style-name="P61"><text:span text:style-name="T50">//await mintA.createAccount(authority);</text:span></text:p>
      <text:p text:style-name="P60"><text:span text:style-name="T43">console</text:span>.<text:span text:style-name="T41">log</text:span>(<text:span text:style-name="T48">'token A account for swap is '</text:span>, <text:span text:style-name="T43">tokenAccountA</text:span>);</text:p>
      <text:p text:style-name="P60"><text:span text:style-name="T43">console</text:span>.<text:span text:style-name="T41">log</text:span>(<text:span text:style-name="T48">'creating token A account for userAcocunt'</text:span>);</text:p>
      <text:p text:style-name="P60"/>
      <text:p text:style-name="P61"><text:span text:style-name="T52">// </text:span><text:span text:style-name="T55">Creating User account to hold Token A by un-commenting below code</text:span></text:p>
      <text:p text:style-name="P60"/>
      <text:p text:style-name="P60"><text:span text:style-name="T43">userAccountA</text:span> = <text:span text:style-name="T40">new</text:span> <text:span text:style-name="T45">PublicKey</text:span>(<text:span text:style-name="T48">"3cvfQwYAVqjdZKZmeJvwUsHHDxhhqoFCEJzgEuFenxDh"</text:span>)<text:span text:style-name="T50">//await mintA.createAccount(owner.publicKey);</text:span></text:p>
      <text:p text:style-name="P60"><text:span text:style-name="T43">console</text:span>.<text:span text:style-name="T41">log</text:span>(<text:span text:style-name="T48">'token A account for user is '</text:span>, <text:span text:style-name="T43">userAccountA</text:span>);</text:p>
      <text:p text:style-name="P70"/>
      <text:p text:style-name="P75">// <text:span text:style-name="T61">Mintinig Token A to Program account and <text:s/>user account </text:span></text:p>
      <text:p text:style-name="P76"/>
      <text:p text:style-name="P60"><text:span text:style-name="T43">console</text:span>.<text:span text:style-name="T41">log</text:span>(<text:span text:style-name="T48">'minting token A to swap'</text:span>);</text:p>
      <text:p text:style-name="P67">await mintA.mintTo(tokenAccountA, owner, [], currentSwapTokenA);</text:p>
      <text:p text:style-name="P60"><text:span text:style-name="T43">console</text:span>.<text:span text:style-name="T41">log</text:span>(<text:span text:style-name="T48">'minting token A to USER'</text:span>);</text:p>
      <text:p text:style-name="P67"><text:s/>await mintA.mintTo(userAccountA, owner, [], currentSwapTokenA);</text:p>
      <text:p text:style-name="P70"/>
      <text:p text:style-name="P76">/ <text:span text:style-name="T60">Since we are swapping 2 Token, named Token A and Token B</text:span></text:p>
      <text:p text:style-name="P76">// <text:span text:style-name="T60">You create Spl-token Through command line using spl-token create or by </text:span></text:p>
      <text:p text:style-name="P76"><text:span text:style-name="T60">// un-commentating <text:s/>the code below make sure to comment it else it will create </text:span></text:p>
      <text:p text:style-name="P76">// <text:span text:style-name="T60">new account on every run <text:s/>.</text:span></text:p>
      <text:p text:style-name="P76"/>
      <text:p text:style-name="P60"><text:span text:style-name="T43">console</text:span>.<text:span text:style-name="T41">log</text:span>(<text:span text:style-name="T48">'creating token B'</text:span>);</text:p>
      <text:p text:style-name="P67">// mintB = await Token.createMint(</text:p>
      <text:p text:style-name="P67">// connection,</text:p>
      <text:p text:style-name="P67">// payer,</text:p>
      <text:p text:style-name="P67">// owner.publicKey,</text:p>
      <text:p text:style-name="P67">// null,</text:p>
      <text:p text:style-name="P67">// 2,</text:p>
      <text:p text:style-name="P67">// TOKEN_PROGRAM_ID,</text:p>
      <text:p text:style-name="P67">// );</text:p>
      <text:p text:style-name="P60"><text:span text:style-name="T43">mintB</text:span>=<text:span text:style-name="T40">new</text:span> <text:span text:style-name="T45">PublicKey</text:span>(<text:span text:style-name="T48">"umPEWipi6y9gwM67BJ21SYQAseX2oLyfknwZH7oDTGs"</text:span>)</text:p>
      <text:p text:style-name="P70"/>
      <text:p text:style-name="P60"><text:span text:style-name="T43">console</text:span>.<text:span text:style-name="T41">log</text:span>(<text:span text:style-name="T48">'creating token B account'</text:span>);</text:p>
      <text:p text:style-name="P60"><text:span text:style-name="T43">tokenAccountB</text:span> = <text:span text:style-name="T40">new</text:span> <text:span text:style-name="T45">PublicKey</text:span>(<text:span text:style-name="T48">"6R85N6PY2X94zKZ2JxCSTF4ttRDKEZbKx7g9mw56sAjU"</text:span>)<text:span text:style-name="T50">//await mintB.createAccount(authority);</text:span></text:p>
      <text:p text:style-name="P60"><text:span text:style-name="T43">console</text:span>.<text:span text:style-name="T41">log</text:span>(<text:span text:style-name="T48">'token B account for swap is '</text:span>, <text:span text:style-name="T43">tokenAccountB</text:span>);</text:p>
      <text:p text:style-name="P60"><text:span text:style-name="T43">console</text:span>.<text:span text:style-name="T41">log</text:span>(<text:span text:style-name="T48">'creating token B account for userAcocunt'</text:span>);</text:p>
      <text:p text:style-name="P60"><text:soft-page-break/><text:span text:style-name="T43">userAccountB</text:span> = <text:span text:style-name="T40">new</text:span> <text:span text:style-name="T45">PublicKey</text:span>(<text:span text:style-name="T48">"F7NPLr5z945RGWFwu2zd5U3kSB8mEg2k2p6KTC9FTywT"</text:span>)<text:span text:style-name="T50">//await mintB.createAccount(owner.publicKey);</text:span></text:p>
      <text:p text:style-name="P60"><text:span text:style-name="T43">console</text:span>.<text:span text:style-name="T41">log</text:span>(<text:span text:style-name="T48">'token B account for user is '</text:span>, <text:span text:style-name="T43">userAccountB</text:span>);</text:p>
      <text:p text:style-name="P60"><text:span text:style-name="T43">console</text:span>.<text:span text:style-name="T41">log</text:span>(<text:span text:style-name="T48">'minting token B to swap'</text:span>);</text:p>
      <text:p text:style-name="P67">// await mintB.mintTo(tokenAccountB, owner, [], currentSwapTokenB);</text:p>
      <text:p text:style-name="P60"><text:span text:style-name="T43">console</text:span>.<text:span text:style-name="T41">log</text:span>(<text:span text:style-name="T48">'minting token B to USER'</text:span>);</text:p>
      <text:p text:style-name="P67">// await mintB.mintTo(userAccountB, owner, [], currentSwapTokenB);</text:p>
      <text:p text:style-name="P70"/>
      <text:p text:style-name="P78">// uncomment the code below to initialize the swap</text:p>
      <text:p text:style-name="P78"/>
      <text:p text:style-name="P60"><text:span text:style-name="T43">console</text:span>.<text:span text:style-name="T41">log</text:span>(<text:span text:style-name="T48">'creating token swap'</text:span>);</text:p>
      <text:p text:style-name="P67">// const swapPayer = await newAccountWithLamports(connection, 1000000000);</text:p>
      <text:p text:style-name="P67">// tokenSwap = await TokenSwap.createTokenSwap(</text:p>
      <text:p text:style-name="P67">// connection,</text:p>
      <text:p text:style-name="P67">// owner,</text:p>
      <text:p text:style-name="P67">// tokenSwapAccount,</text:p>
      <text:p text:style-name="P67">// authority,</text:p>
      <text:p text:style-name="P67">// tokenAccountA,</text:p>
      <text:p text:style-name="P67">// tokenAccountB,</text:p>
      <text:p text:style-name="P67">// tokenPool,//.publicKey,</text:p>
      <text:p text:style-name="P67">// mintA,//.publicKey,</text:p>
      <text:p text:style-name="P67">// mintB,//.publicKey,</text:p>
      <text:p text:style-name="P67">// feeAccount,</text:p>
      <text:p text:style-name="P67">// tokenAccountPool,</text:p>
      <text:p text:style-name="P67">// TOKEN_SWAP_PROGRAM_ID,</text:p>
      <text:p text:style-name="P67">// TOKEN_PROGRAM_ID,</text:p>
      <text:p text:style-name="P67">// TRADING_FEE_NUMERATOR,</text:p>
      <text:p text:style-name="P67">// TRADING_FEE_DENOMINATOR,</text:p>
      <text:p text:style-name="P67">// OWNER_TRADING_FEE_NUMERATOR,</text:p>
      <text:p text:style-name="P67">// OWNER_TRADING_FEE_DENOMINATOR,</text:p>
      <text:p text:style-name="P67">// OWNER_WITHDRAW_FEE_NUMERATOR,</text:p>
      <text:p text:style-name="P67">// OWNER_WITHDRAW_FEE_DENOMINATOR,</text:p>
      <text:p text:style-name="P67">// HOST_FEE_NUMERATOR,</text:p>
      <text:p text:style-name="P67">// HOST_FEE_DENOMINATOR,</text:p>
      <text:p text:style-name="P67">// curveType,</text:p>
      <text:p text:style-name="P67">// curveParameters,</text:p>
      <text:p text:style-name="P67">// );</text:p>
      <text:p text:style-name="P70"/>
      <text:p text:style-name="P70"/>
      <text:p text:style-name="P70"/>
      <text:p text:style-name="P71"><text:span text:style-name="T58">// Below are some tests for verification</text:span> </text:p>
      <text:p text:style-name="P71"/>
      <text:p text:style-name="P60"><text:span text:style-name="T43">console</text:span>.<text:span text:style-name="T41">log</text:span>(<text:span text:style-name="T48">'loading token swap'</text:span>);</text:p>
      <text:p text:style-name="P60"><text:span text:style-name="T40">const</text:span> <text:span text:style-name="T46">fetchedTokenSwap</text:span> = <text:span text:style-name="T38">await</text:span> <text:span text:style-name="T45">TokenSwap</text:span>.<text:span text:style-name="T41">loadTokenSwap</text:span>(</text:p>
      <text:p text:style-name="P60"><text:span text:style-name="T46">connection</text:span>,</text:p>
      <text:p text:style-name="P60"><text:span text:style-name="T46">tokenSwapAccount</text:span>.<text:span text:style-name="T43">publicKey</text:span>,</text:p>
      <text:p text:style-name="P60"><text:soft-page-break/><text:span text:style-name="T46">TOKEN_SWAP_PROGRAM_ID</text:span>,</text:p>
      <text:p text:style-name="P60"><text:span text:style-name="T43">owner</text:span>,</text:p>
      <text:p text:style-name="P60">);</text:p>
      <text:p text:style-name="P60"><text:span text:style-name="T43">tokenSwap</text:span>=<text:span text:style-name="T46">fetchedTokenSwap</text:span>;</text:p>
      <text:p text:style-name="P70"/>
      <text:p text:style-name="P60"><text:span text:style-name="T41">assert</text:span>(<text:span text:style-name="T46">fetchedTokenSwap</text:span>.<text:span text:style-name="T43">poolTokenProgramId</text:span>.<text:span text:style-name="T41">equals</text:span>(<text:span text:style-name="T46">TOKEN_PROGRAM_ID</text:span>));</text:p>
      <text:p text:style-name="P60"><text:span text:style-name="T41">assert</text:span>(<text:span text:style-name="T46">fetchedTokenSwap</text:span>.<text:span text:style-name="T43">tokenAccountA</text:span>.<text:span text:style-name="T41">equals</text:span>(<text:span text:style-name="T43">tokenAccountA</text:span>));</text:p>
      <text:p text:style-name="P60"><text:span text:style-name="T41">assert</text:span>(<text:span text:style-name="T46">fetchedTokenSwap</text:span>.<text:span text:style-name="T43">tokenAccountB</text:span>.<text:span text:style-name="T41">equals</text:span>(<text:span text:style-name="T43">tokenAccountB</text:span>));</text:p>
      <text:p text:style-name="P60"><text:span text:style-name="T41">assert</text:span>(<text:span text:style-name="T46">fetchedTokenSwap</text:span>.<text:span text:style-name="T43">mintA</text:span>.<text:span text:style-name="T41">equals</text:span>(<text:span text:style-name="T43">mintA</text:span>));</text:p>
      <text:p text:style-name="P60"><text:span text:style-name="T41">assert</text:span>(<text:span text:style-name="T46">fetchedTokenSwap</text:span>.<text:span text:style-name="T43">mintB</text:span>.<text:span text:style-name="T41">equals</text:span>(<text:span text:style-name="T43">mintB</text:span>));</text:p>
      <text:p text:style-name="P60"><text:span text:style-name="T41">assert</text:span>(<text:span text:style-name="T46">fetchedTokenSwap</text:span>.<text:span text:style-name="T43">poolToken</text:span>.<text:span text:style-name="T41">equals</text:span>(<text:span text:style-name="T43">tokenPool</text:span>));</text:p>
      <text:p text:style-name="P60"><text:span text:style-name="T41">assert</text:span>(<text:span text:style-name="T46">fetchedTokenSwap</text:span>.<text:span text:style-name="T43">feeAccount</text:span>.<text:span text:style-name="T41">equals</text:span>(<text:span text:style-name="T43">feeAccount</text:span>));</text:p>
      <text:p text:style-name="P60"><text:span text:style-name="T41">assert</text:span>(</text:p>
      <text:p text:style-name="P60"><text:span text:style-name="T46">TRADING_FEE_NUMERATOR</text:span> == <text:span text:style-name="T46">fetchedTokenSwap</text:span>.<text:span text:style-name="T43">tradeFeeNumerator</text:span>.<text:span text:style-name="T41">toNumber</text:span>(),</text:p>
      <text:p text:style-name="P60">);</text:p>
      <text:p text:style-name="P67">// assert(</text:p>
      <text:p text:style-name="P67">// TRADING_FEE_DENOMINATOR == fetchedTokenSwap.tradeFeeDenominator.toNumber(),</text:p>
      <text:p text:style-name="P67">// );</text:p>
      <text:p text:style-name="P67">// assert(</text:p>
      <text:p text:style-name="P67">// OWNER_TRADING_FEE_NUMERATOR ==</text:p>
      <text:p text:style-name="P67">// fetchedTokenSwap.ownerTradeFeeNumerator.toNumber(),</text:p>
      <text:p text:style-name="P67">// );</text:p>
      <text:p text:style-name="P67">// assert(</text:p>
      <text:p text:style-name="P67">// OWNER_TRADING_FEE_DENOMINATOR ==</text:p>
      <text:p text:style-name="P67">// fetchedTokenSwap.ownerTradeFeeDenominator.toNumber(),</text:p>
      <text:p text:style-name="P67">// );</text:p>
      <text:p text:style-name="P67">// assert(</text:p>
      <text:p text:style-name="P67">// OWNER_WITHDRAW_FEE_NUMERATOR ==</text:p>
      <text:p text:style-name="P67">// fetchedTokenSwap.ownerWithdrawFeeNumerator.toNumber(),</text:p>
      <text:p text:style-name="P67">// );</text:p>
      <text:p text:style-name="P67">// assert(</text:p>
      <text:p text:style-name="P67">// OWNER_WITHDRAW_FEE_DENOMINATOR ==</text:p>
      <text:p text:style-name="P67">// fetchedTokenSwap.ownerWithdrawFeeDenominator.toNumber(),</text:p>
      <text:p text:style-name="P67">// );</text:p>
      <text:p text:style-name="P67">// assert(HOST_FEE_NUMERATOR == fetchedTokenSwap.hostFeeNumerator.toNumber());</text:p>
      <text:p text:style-name="P67">// assert(</text:p>
      <text:p text:style-name="P67">// HOST_FEE_DENOMINATOR == fetchedTokenSwap.hostFeeDenominator.toNumber(),</text:p>
      <text:p text:style-name="P67">// );</text:p>
      <text:p text:style-name="P67">// assert(curveType == fetchedTokenSwap.curveType);</text:p>
      <text:p text:style-name="P60">}</text:p>
      <text:p text:style-name="P88"/>
      <text:p text:style-name="P88"><text:span text:style-name="T57">// For liquidity</text:span> </text:p>
      <text:p text:style-name="P57"><text:soft-page-break/><text:span text:style-name="T38">export</text:span> <text:span text:style-name="T40">async</text:span> <text:span text:style-name="T40">function</text:span> <text:span text:style-name="T41">depositAllTokenTypes</text:span>(): <text:span text:style-name="T45">Promise</text:span>&lt;<text:span text:style-name="T45">void</text:span>&gt; {</text:p>
      <text:p text:style-name="P68"/>
      <text:p text:style-name="P64">// const poolMintInfo = await tokenPool.getMintInfo();</text:p>
      <text:p text:style-name="P55"><text:span text:style-name="T40">const</text:span> <text:span text:style-name="T46">supply</text:span> = <text:span text:style-name="T46">POOL_TOKEN_AMOUNT</text:span>;</text:p>
      <text:p text:style-name="P55"><text:span text:style-name="T40">const</text:span> <text:span text:style-name="T46">swapTokenA</text:span> =<text:span text:style-name="T43">currentSwapTokenA</text:span>;</text:p>
      <text:p text:style-name="P55"><text:span text:style-name="T40">const</text:span> <text:span text:style-name="T46">tokenA</text:span> = <text:span text:style-name="T62">1000</text:span> <text:span text:style-name="T50">//Math.floor(</text:span></text:p>
      <text:p text:style-name="P64">// (swapTokenA * POOL_TOKEN_AMOUNT) / supply,</text:p>
      <text:p text:style-name="P64">// );</text:p>
      <text:p text:style-name="P55"><text:span text:style-name="T40">const</text:span> <text:span text:style-name="T46">swapTokenB</text:span> =<text:span text:style-name="T62">1000</text:span><text:span text:style-name="T50">// currentSwapTokenB;</text:span></text:p>
      <text:p text:style-name="P55"><text:span text:style-name="T40">const</text:span> <text:span text:style-name="T46">tokenB</text:span> = <text:span text:style-name="T62">1000</text:span><text:span text:style-name="T50">// Math.floor(</text:span></text:p>
      <text:p text:style-name="P64">// (swapTokenB * POOL_TOKEN_AMOUNT) / supply,</text:p>
      <text:p text:style-name="P64">// );</text:p>
      <text:p text:style-name="P64">// USer Wallet here </text:p>
      <text:p text:style-name="P55"><text:span text:style-name="T40">const</text:span> <text:span text:style-name="T46">secret</text:span> = <text:span text:style-name="T43">JSON</text:span>.<text:span text:style-name="T41">parse</text:span>(</text:p>
      <text:p text:style-name="P62">fs</text:p>
      <text:p text:style-name="P55">.<text:span text:style-name="T41">readFileSync</text:span>(<text:span text:style-name="T48">'USrfuTpRqKFdNpk38inSGF88jAhNRaQBxy6UKTKFzAn.json'</text:span>)</text:p>
      <text:p text:style-name="P55">.<text:span text:style-name="T41">toString</text:span>(),</text:p>
      <text:p text:style-name="P55">) <text:span text:style-name="T38">as</text:span> <text:span text:style-name="T45">number</text:span>[];</text:p>
      <text:p text:style-name="P55"><text:span text:style-name="T40">const</text:span> <text:span text:style-name="T46">secretKey</text:span> = <text:span text:style-name="T38">await</text:span> <text:span text:style-name="T45">Uint8Array</text:span>.<text:span text:style-name="T41">from</text:span>(<text:span text:style-name="T46">secret</text:span>);</text:p>
      <text:p text:style-name="P64">//USrfuTpRqKFdNpk38inSGF88jAhNRaQBxy6UKTKFzAn</text:p>
      <text:p text:style-name="P55"><text:span text:style-name="T40">const</text:span> <text:span text:style-name="T46">userTransferAuthority</text:span> = <text:span text:style-name="T40">new</text:span> <text:span text:style-name="T45">Account</text:span>(<text:span text:style-name="T46">secretKey</text:span>);</text:p>
      <text:p text:style-name="P55"><text:span text:style-name="T43">console</text:span>.<text:span text:style-name="T41">log</text:span>(<text:span text:style-name="T48">'Loading depositor token a account'</text:span>,<text:span text:style-name="T46">userTransferAuthority</text:span>);</text:p>
      <text:p text:style-name="P55"><text:span text:style-name="T40">const</text:span> <text:span text:style-name="T46">userAccountA</text:span> = <text:span text:style-name="T40">new</text:span> <text:span text:style-name="T45">PublicKey</text:span>(<text:span text:style-name="T48">"7KKdwkXxMNgX6bTpXHmSx45fDoAY8EZ21V13r3xbcDzY"</text:span>)<text:span text:style-name="T50">//await mintA.createAccount(owner.publicKey);</text:span></text:p>
      <text:p text:style-name="P64">// await mintA.mintTo(userAccountA, owner, [], tokenA);</text:p>
      <text:p text:style-name="P64">// await mintA.approve(</text:p>
      <text:p text:style-name="P64">// userAccountA,</text:p>
      <text:p text:style-name="P64">// userTransferAuthority.publicKey,</text:p>
      <text:p text:style-name="P64">// owner,</text:p>
      <text:p text:style-name="P64">// [],</text:p>
      <text:p text:style-name="P64">// tokenA,</text:p>
      <text:p text:style-name="P64">// );</text:p>
      <text:p text:style-name="P55"><text:span text:style-name="T43">console</text:span>.<text:span text:style-name="T41">log</text:span>(<text:span text:style-name="T48">'Creating depositor token b account'</text:span>);</text:p>
      <text:p text:style-name="P55"><text:span text:style-name="T40">const</text:span> <text:span text:style-name="T46">userAccountB</text:span> = <text:span text:style-name="T40">new</text:span> <text:span text:style-name="T45">PublicKey</text:span>(<text:span text:style-name="T48">"3MtNf3YzYbaY6vjafQb32V68JRaanbcibzem89dvLwky"</text:span>)<text:span text:style-name="T50">//await mintB.createAccount(owner.publicKey);</text:span></text:p>
      <text:p text:style-name="P64">// await mintB.mintTo(userAccountB, owner, [], tokenB);</text:p>
      <text:p text:style-name="P64">// await mintB.approve(</text:p>
      <text:p text:style-name="P64">// userAccountB,</text:p>
      <text:p text:style-name="P64">// userTransferAuthority.publicKey,</text:p>
      <text:p text:style-name="P64">// owner,</text:p>
      <text:p text:style-name="P64">// [],</text:p>
      <text:p text:style-name="P64">// tokenB,</text:p>
      <text:p text:style-name="P64">// );</text:p>
      <text:p text:style-name="P55"><text:span text:style-name="T43">console</text:span>.<text:span text:style-name="T41">log</text:span>(<text:span text:style-name="T48">'Creating depositor pool token account'</text:span>);</text:p>
      <text:p text:style-name="P55"><text:soft-page-break/><text:span text:style-name="T40">const</text:span> <text:span text:style-name="T46">newAccountPool</text:span> = <text:span text:style-name="T40">new</text:span> <text:span text:style-name="T45">PublicKey</text:span>(<text:span text:style-name="T48">"CZ7ViCwA8SonrtujPgXK6U8J5DoLnBFnzsMjXhpACc5N"</text:span>)<text:span text:style-name="T50">//await tokenPool.createAccount(owner.publicKey);</text:span></text:p>
      <text:p text:style-name="P68"/>
      <text:p text:style-name="P55"><text:span text:style-name="T40">const</text:span> <text:span text:style-name="T46">confirmOptions</text:span> = {</text:p>
      <text:p text:style-name="P55"><text:span text:style-name="T43">skipPreflight:</text:span> <text:span text:style-name="T40">true</text:span>,</text:p>
      <text:p text:style-name="P55">};</text:p>
      <text:p text:style-name="P68"/>
      <text:p text:style-name="P55"><text:span text:style-name="T43">console</text:span>.<text:span text:style-name="T41">log</text:span>(<text:span text:style-name="T48">'Depositing into swap'</text:span>);</text:p>
      <text:p text:style-name="P55"><text:span text:style-name="T43">console</text:span>.<text:span text:style-name="T41">log</text:span>(<text:span text:style-name="T48">"user Account "</text:span>,<text:span text:style-name="T46">userAccountA</text:span>)</text:p>
      <text:p text:style-name="P55"><text:span text:style-name="T43">console</text:span>.<text:span text:style-name="T41">log</text:span>(<text:span text:style-name="T48">"user Account B"</text:span>,<text:span text:style-name="T46">userAccountB</text:span>)</text:p>
      <text:p text:style-name="P55"><text:span text:style-name="T43">console</text:span>.<text:span text:style-name="T41">log</text:span>(<text:span text:style-name="T48">"newAccountPool"</text:span>,<text:span text:style-name="T46">newAccountPool</text:span>)</text:p>
      <text:p text:style-name="P55"><text:span text:style-name="T43">console</text:span>.<text:span text:style-name="T41">log</text:span>(<text:span text:style-name="T48">"TOKEN_PROGRAM_ID"</text:span>,<text:span text:style-name="T46">TOKEN_PROGRAM_ID</text:span>)</text:p>
      <text:p text:style-name="P68"/>
      <text:p text:style-name="P55"><text:span text:style-name="T40">const</text:span> <text:span text:style-name="T46">e</text:span>= <text:span text:style-name="T38">await</text:span> <text:span text:style-name="T43">tokenSwap</text:span>.<text:span text:style-name="T41">depositAllTokenTypes</text:span>(</text:p>
      <text:p text:style-name="P55"><text:span text:style-name="T46">userAccountA</text:span>,</text:p>
      <text:p text:style-name="P55"><text:span text:style-name="T46">userAccountB</text:span>,</text:p>
      <text:p text:style-name="P55"><text:span text:style-name="T46">newAccountPool</text:span>,</text:p>
      <text:p text:style-name="P55"><text:span text:style-name="T46">TOKEN_PROGRAM_ID</text:span>,</text:p>
      <text:p text:style-name="P55"><text:span text:style-name="T46">TOKEN_PROGRAM_ID</text:span>,</text:p>
      <text:p text:style-name="P55"><text:span text:style-name="T46">userTransferAuthority</text:span>,</text:p>
      <text:p text:style-name="P55"><text:span text:style-name="T62">1000000</text:span>, </text:p>
      <text:p text:style-name="P55"><text:span text:style-name="T62">10000</text:span>,</text:p>
      <text:p text:style-name="P55"><text:span text:style-name="T62">10000</text:span>,</text:p>
      <text:p text:style-name="P55"><text:span text:style-name="T46">confirmOptions</text:span>,</text:p>
      <text:p text:style-name="P55">);</text:p>
      <text:p text:style-name="P55"><text:span text:style-name="T43">console</text:span>.<text:span text:style-name="T41">log</text:span>(<text:span text:style-name="T48">"Signature"</text:span>,<text:span text:style-name="T46">e</text:span>)</text:p>
      <text:p text:style-name="P64"/>
      <text:p text:style-name="P55">}</text:p>
      <text:p text:style-name="P55"/>
      <text:p text:style-name="P54"><text:span text:style-name="T52">//For Swap</text:span></text:p>
      <text:p text:style-name="P55"><text:span text:style-name="T38">export</text:span> <text:span text:style-name="T40">async</text:span> <text:span text:style-name="T40">function</text:span> <text:span text:style-name="T41">swap</text:span>(): <text:span text:style-name="T45">Promise</text:span>&lt;<text:span text:style-name="T45">void</text:span>&gt; {</text:p>
      <text:p text:style-name="P55"><text:span text:style-name="T43">console</text:span>.<text:span text:style-name="T41">log</text:span>(<text:span text:style-name="T48">'Creating swap token a account'</text:span>);</text:p>
      <text:p text:style-name="P55"><text:span text:style-name="T40">const</text:span> <text:span text:style-name="T46">userAccountA</text:span> = <text:span text:style-name="T40">new</text:span> <text:span text:style-name="T45">PublicKey</text:span>(<text:span text:style-name="T48">"7KKdwkXxMNgX6bTpXHmSx45fDoAY8EZ21V13r3xbcDzY"</text:span>)<text:span text:style-name="T50">//await </text:span></text:p>
      <text:p text:style-name="P55"><text:span text:style-name="T43">console</text:span>.<text:span text:style-name="T41">log</text:span>(<text:span text:style-name="T48">'Creating swap token b account'</text:span>);</text:p>
      <text:p text:style-name="P55"><text:span text:style-name="T40">const</text:span> <text:span text:style-name="T46">userAccountB</text:span> = <text:span text:style-name="T40">new</text:span> <text:span text:style-name="T45">PublicKey</text:span>(<text:span text:style-name="T48">"3MtNf3YzYbaY6vjafQb32V68JRaanbcibzem89dvLwky"</text:span>)<text:span text:style-name="T50">//await mintB.createAccount(owner.publicKey);</text:span></text:p>
      <text:p text:style-name="P64">// let poolAccount = SWAP_PROGRAM_OWNER_FEE_ADDRESS</text:p>
      <text:p text:style-name="P64">// ? await tokenPool.createAccount(owner.publicKey)</text:p>
      <text:p text:style-name="P64">// : null;</text:p>
      <text:p text:style-name="P55"><text:span text:style-name="T40">const</text:span> <text:span text:style-name="T46">newAccountPool</text:span> = <text:span text:style-name="T40">new</text:span> <text:span text:style-name="T45">PublicKey</text:span>(<text:span text:style-name="T48">"CZ7ViCwA8SonrtujPgXK6U8J5DoLnBFnzsMjXhpACc5N"</text:span>)<text:span text:style-name="T50">//await tokenPool.createAccount(owner.publicKey);</text:span></text:p>
      <text:p text:style-name="P68"/>
      <text:p text:style-name="P55"><text:span text:style-name="T40">const</text:span> <text:span text:style-name="T46">secret</text:span> = <text:span text:style-name="T43">JSON</text:span>.<text:span text:style-name="T41">parse</text:span>(</text:p>
      <text:p text:style-name="P62"><text:soft-page-break/>fs</text:p>
      <text:p text:style-name="P55">.<text:span text:style-name="T41">readFileSync</text:span>(<text:span text:style-name="T48">'USrfuTpRqKFdNpk38inSGF88jAhNRaQBxy6UKTKFzAn.json'</text:span>)</text:p>
      <text:p text:style-name="P55">.<text:span text:style-name="T41">toString</text:span>(),</text:p>
      <text:p text:style-name="P55">) <text:span text:style-name="T38">as</text:span> <text:span text:style-name="T45">number</text:span>[];</text:p>
      <text:p text:style-name="P55"><text:span text:style-name="T40">const</text:span> <text:span text:style-name="T46">secretKey</text:span> = <text:span text:style-name="T38">await</text:span> <text:span text:style-name="T45">Uint8Array</text:span>.<text:span text:style-name="T41">from</text:span>(<text:span text:style-name="T46">secret</text:span>);</text:p>
      <text:p text:style-name="P64">//USrfuTpRqKFdNpk38inSGF88jAhNRaQBxy6UKTKFzAn</text:p>
      <text:p text:style-name="P55"><text:span text:style-name="T40">const</text:span> <text:span text:style-name="T46">userTransferAuthority</text:span> = <text:span text:style-name="T40">new</text:span> <text:span text:style-name="T45">Account</text:span>(<text:span text:style-name="T46">secretKey</text:span>);</text:p>
      <text:p text:style-name="P69"/>
      <text:p text:style-name="P55"><text:span text:style-name="T40">const</text:span> <text:span text:style-name="T46">confirmOptions</text:span> = {</text:p>
      <text:p text:style-name="P55"><text:span text:style-name="T43">skipPreflight:</text:span> <text:span text:style-name="T40">true</text:span>,</text:p>
      <text:p text:style-name="P55">};</text:p>
      <text:p text:style-name="P68"/>
      <text:p text:style-name="P55"><text:span text:style-name="T43">console</text:span>.<text:span text:style-name="T41">log</text:span>(<text:span text:style-name="T48">'Swapping'</text:span>);</text:p>
      <text:p text:style-name="P56"><text:line-break/></text:p>
      <text:p text:style-name="P55"><text:span text:style-name="T40">const</text:span> <text:span text:style-name="T46">e</text:span>=<text:span text:style-name="T38">await</text:span> <text:span text:style-name="T43">tokenSwap</text:span>.<text:span text:style-name="T41">swap</text:span>(</text:p>
      <text:p text:style-name="P55"><text:span text:style-name="T46">userAccountB</text:span>, <text:span text:style-name="T50">// userAccountA,</text:span></text:p>
      <text:p text:style-name="P55"><text:span text:style-name="T43">tokenAccountB</text:span>, <text:span text:style-name="T50">// tokenAccountA,</text:span></text:p>
      <text:p text:style-name="P55"><text:span text:style-name="T43">tokenAccountA</text:span>,<text:span text:style-name="T50">// tokenAccountB,</text:span></text:p>
      <text:p text:style-name="P55"><text:span text:style-name="T46">userAccountA</text:span>,<text:span text:style-name="T50">// userAccountB,</text:span></text:p>
      <text:p text:style-name="P55"><text:span text:style-name="T43">tokenSwap</text:span>.<text:span text:style-name="T43">mintB</text:span>,<text:span text:style-name="T50">//tokenSwap.mintA,</text:span></text:p>
      <text:p text:style-name="P55"><text:span text:style-name="T43">tokenSwap</text:span>.<text:span text:style-name="T43">mintA</text:span>,<text:span text:style-name="T50">// tokenSwap.mintB,</text:span></text:p>
      <text:p text:style-name="P55"><text:span text:style-name="T46">TOKEN_PROGRAM_ID</text:span>,</text:p>
      <text:p text:style-name="P55"><text:span text:style-name="T46">TOKEN_PROGRAM_ID</text:span>,</text:p>
      <text:p text:style-name="P55"><text:span text:style-name="T46">newAccountPool</text:span>,</text:p>
      <text:p text:style-name="P55"><text:span text:style-name="T46">userTransferAuthority</text:span>,</text:p>
      <text:p text:style-name="P55"><text:span text:style-name="T46">SWAP_AMOUNT_IN</text:span>,</text:p>
      <text:p text:style-name="P55"><text:span text:style-name="T46">SWAP_AMOUNT_OUT</text:span>,</text:p>
      <text:p text:style-name="P55"><text:span text:style-name="T46">confirmOptions</text:span>,</text:p>
      <text:p text:style-name="P55">);</text:p>
      <text:p text:style-name="P55"><text:span text:style-name="T38">await</text:span> <text:span text:style-name="T41">sleep</text:span>(<text:span text:style-name="T62">500</text:span>);</text:p>
      <text:p text:style-name="P68"><text:span text:style-name="T44">console</text:span><text:span text:style-name="T39">.</text:span><text:span text:style-name="T42">log</text:span><text:span text:style-name="T39">(</text:span><text:span text:style-name="T49">"Sigx"</text:span><text:span text:style-name="T39">,</text:span><text:span text:style-name="T47">e</text:span><text:span text:style-name="T39">)</text:span></text:p>
      <text:p text:style-name="P55">}</text:p>
      <text:p text:style-name="P88"/>
      <text:p text:style-name="P88"/>
      <text:p text:style-name="P88"/>
      <text:p text:style-name="P58"><text:span text:style-name="T59">// Calling functions which are designed to run sequentially and in the following order</text:span><text:span text:style-name="T38"> <text:s/></text:span></text:p>
      <text:p text:style-name="P58"/>
      <text:p text:style-name="P57"><text:span text:style-name="T38">await</text:span> <text:span text:style-name="T41">createTokenSwap</text:span>(<text:span text:style-name="T46">CurveType</text:span>.<text:span text:style-name="T43">ConstantPrice</text:span>, <text:span text:style-name="T40">new</text:span> <text:span text:style-name="T45">Numberu64</text:span>(<text:span text:style-name="T62">1</text:span>));</text:p>
      <text:p text:style-name="P57"/>
      <text:p text:style-name="P65">await createTokenSwap(CurveType.ConstantProduct);</text:p>
      <text:p text:style-name="P57"/>
      <text:p text:style-name="P57"><text:span text:style-name="T38">await</text:span> <text:span text:style-name="T41">swap</text:span>();</text:p>
      <text:p text:style-name="P88"><text:soft-page-break/></text:p>
      <text:p text:style-name="P89">For Final run open terminal and run the following command <text:span text:style-name="T24">ts-node YourFileName.t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Golos" svg:font-family="Golos, sans-serif, Arial, 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17:45:02.528145155</meta:creation-date>
    <meta:editing-duration>PT8M12S</meta:editing-duration>
    <meta:editing-cycles>3</meta:editing-cycles>
    <meta:generator>LibreOffice/7.3.6.2$Linux_X86_64 LibreOffice_project/30$Build-2</meta:generator>
    <dc:date>2023-03-24T10:34:23.084477002</dc:date>
    <meta:document-statistic meta:table-count="0" meta:image-count="0" meta:object-count="0" meta:page-count="16" meta:paragraph-count="420" meta:word-count="1828" meta:character-count="15961" meta:non-whitespace-character-count="14481"/>
  </office:meta>
</office:document-meta>
</file>